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032AA8A3.png" manifest:media-type=""/>
  <manifest:file-entry manifest:full-path="Pictures/100000000000000800000008DD0ADA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9">
      <style:graphic-properties draw:stroke="none" draw:fill="none" fo:min-height="13.72cm"/>
    </style:style>
    <style:style style:name="pr1" style:family="presentation" style:parent-style-name="Default-notes">
      <style:graphic-properties draw:stroke="none" draw:fill="none" draw:fill-color="#ffffff" draw:auto-grow-height="true" fo:min-height="13.35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34cm" fo:min-width="0cm" fo:padding-top="0.07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92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fo:min-height="3.213cm"/>
    </style:style>
    <style:style style:name="pr6" style:family="presentation" style:parent-style-name="Default-outline1">
      <style:graphic-properties fo:min-height="11.6cm"/>
    </style:style>
    <style:style style:name="pr7" style:family="presentation" style:parent-style-name="Default-notes">
      <style:graphic-properties draw:fill-color="#ffffff" draw:auto-grow-height="true" fo:min-height="13.358cm"/>
    </style:style>
    <style:style style:name="pr8" style:family="presentation" style:parent-style-name="Default-title">
      <style:graphic-properties draw:auto-grow-height="true" fo:min-height="3.463cm"/>
    </style:style>
    <style:style style:name="pr9" style:family="presentation" style:parent-style-name="Default-outline1">
      <style:graphic-properties draw:auto-grow-height="true" fo:min-height="13.86cm"/>
    </style:style>
    <style:style style:name="pr10" style:family="presentation" style:parent-style-name="Default-title">
      <style:graphic-properties fo:min-height="3.463cm"/>
    </style:style>
    <style:style style:name="pr11" style:family="presentation" style:parent-style-name="Default-outline1">
      <style:graphic-properties fo:min-height="15.777cm"/>
    </style:style>
    <style:style style:name="pr12" style:family="presentation" style:parent-style-name="Default-notes">
      <style:graphic-properties draw:fill-color="#ffffff" fo:min-height="13.358cm"/>
    </style:style>
    <style:style style:name="pr13" style:family="presentation" style:parent-style-name="Default-outline1">
      <style:graphic-properties fo:min-height="13.86cm"/>
    </style:style>
    <style:style style:name="pr14" style:family="presentation" style:parent-style-name="Default-subtitle">
      <style:graphic-properties draw:fill-color="#ffffff" draw:auto-grow-height="true" fo:min-height="13.938cm"/>
    </style:style>
    <style:style style:name="pr15" style:family="presentation" style:parent-style-name="Default-outline1">
      <style:graphic-properties fo:min-height="12.179cm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93cm" fo:min-width="0cm" fo:padding-top="0.10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27cm" fo:margin-right="0cm" fo:text-indent="-0.787cm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0cm" fo:margin-right="0cm" fo:margin-top="0cm" fo:margin-bottom="0.304cm" fo:line-height="93%" fo:text-indent="0cm" style:line-break="stric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.94cm" fo:margin-right="0cm" fo:margin-top="0cm" fo:margin-bottom="0cm" fo:text-indent="-0.889cm"/>
    </style:style>
    <style:style style:name="P11" style:family="paragraph">
      <style:paragraph-properties fo:margin-left="1.27cm" fo:margin-right="0cm" fo:margin-top="0cm" fo:margin-bottom="0cm" fo:text-indent="0cm"/>
    </style:style>
    <style:style style:name="P12" style:family="paragraph">
      <style:paragraph-properties fo:margin-left="1.27cm" fo:margin-right="0cm" fo:text-indent="0cm"/>
    </style:style>
    <style:style style:name="P13" style:family="paragraph">
      <style:paragraph-properties fo:margin-left="1.27cm" fo:margin-right="0cm" fo:margin-top="0cm" fo:margin-bottom="0cm" fo:text-indent="-0.787cm"/>
    </style:style>
    <style:style style:name="P14" style:family="paragraph">
      <style:paragraph-properties fo:margin-left="0.94cm" fo:margin-right="0cm" fo:margin-top="0cm" fo:margin-bottom="0cm" fo:text-indent="-0.889cm"/>
      <style:text-properties fo:font-family="'Courier 10 Pitch'" style:font-pitch="fixed" fo:font-style="normal" style:font-style-asian="normal" style:font-style-complex="normal"/>
    </style:style>
    <style:style style:name="P15" style:family="paragraph">
      <style:paragraph-properties fo:margin-left="0.508cm" fo:margin-right="0cm" fo:margin-top="0cm" fo:margin-bottom="0cm" fo:text-indent="0cm" style:text-autospace="ideograph-alpha"/>
      <style:text-properties fo:font-family="'Courier 10 Pitch'" style:font-pitch="fixed" fo:font-style="normal" style:font-style-asian="normal" style:font-style-complex="normal" fo:hyphenate="false"/>
    </style:style>
    <style:style style:name="P16" style:family="paragraph">
      <style:paragraph-properties fo:margin-left="1.016cm" fo:margin-right="0cm" fo:margin-top="0cm" fo:margin-bottom="0cm" fo:text-indent="-0.635cm" style:text-autospace="ideograph-alpha"/>
      <style:text-properties fo:font-family="'Courier 10 Pitch'" style:font-pitch="fixed" fo:font-style="normal" style:font-style-asian="normal" style:font-style-complex="normal" fo:hyphenate="false"/>
    </style:style>
    <style:style style:name="P17" style:family="paragraph">
      <style:paragraph-properties fo:margin-top="0cm" fo:margin-bottom="0cm" style:text-autospace="ideograph-alpha"/>
      <style:text-properties fo:font-family="'Courier 10 Pitch'" style:font-pitch="fixed" fo:font-style="normal" style:font-style-asian="normal" style:font-style-complex="normal" fo:hyphenate="false"/>
    </style:style>
    <style:style style:name="P18" style:family="paragraph">
      <style:paragraph-properties style:text-autospace="ideograph-alpha"/>
      <style:text-properties fo:font-family="'Courier 10 Pitch'" style:font-pitch="fixed" fo:font-style="normal" style:font-style-asian="normal" style:font-style-complex="normal" fo:hyphenate="false"/>
    </style:style>
    <style:style style:name="P19" style:family="paragraph">
      <style:text-properties fo:font-family="'Courier 10 Pitch'" style:font-pitch="fixed" fo:font-style="normal" style:font-style-asian="normal" style:font-style-complex="normal"/>
    </style:style>
    <style:style style:name="P20" style:family="paragraph">
      <style:paragraph-properties fo:margin-left="0.94cm" fo:margin-right="0cm" fo:margin-top="0cm" fo:margin-bottom="0cm" fo:text-indent="-0.889cm"/>
      <style:text-properties fo:font-family="'Courier 10 Pitch'" style:font-pitch="fixed"/>
    </style:style>
    <style:style style:name="P21" style:family="paragraph">
      <style:paragraph-properties fo:margin-top="0cm" fo:margin-bottom="0cm" style:text-autospace="ideograph-alpha"/>
      <style:text-properties fo:font-family="'Courier 10 Pitch'" style:font-pitch="fixed" fo:hyphenate="false"/>
    </style:style>
    <style:style style:name="P22" style:family="paragraph">
      <style:paragraph-properties style:text-autospace="ideograph-alpha"/>
      <style:text-properties fo:font-family="'Courier 10 Pitch'" style:font-pitch="fixed" fo:hyphenate="false"/>
    </style:style>
    <style:style style:name="P23" style:family="paragraph">
      <style:text-properties fo:font-family="'Courier 10 Pitch'" style:font-pitch="fixed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cm" fo:margin-right="0cm" fo:text-align="start" fo:text-indent="0cm"/>
      <style:text-properties fo:font-size="18pt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30" style:family="paragraph">
      <style:paragraph-properties style:text-autospace="ideograph-alpha"/>
      <style:text-properties fo:hyphenate="false"/>
    </style:style>
    <style:style style:name="P31" style:family="paragraph">
      <style:paragraph-properties fo:margin-left="1.016cm" fo:margin-right="0cm" fo:margin-top="0cm" fo:margin-bottom="0cm" fo:text-indent="-0.787cm"/>
    </style:style>
    <style:style style:name="P32" style:family="paragraph">
      <style:paragraph-properties fo:margin-left="1.016cm" fo:margin-right="0cm" fo:text-indent="-0.787cm"/>
    </style:style>
    <style:style style:name="P33" style:family="paragraph">
      <style:paragraph-properties fo:margin-left="0.94cm" fo:margin-right="0cm" fo:margin-top="0cm" fo:margin-bottom="0cm" fo:text-indent="-0.889cm"/>
      <style:text-properties fo:font-size="28pt" style:font-size-asian="28pt" style:font-size-complex="28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margin-top="0cm" fo:margin-bottom="0cm"/>
      <style:text-properties fo:font-size="28pt" style:font-size-asian="28pt" style:font-size-complex="28pt"/>
    </style:style>
    <style:style style:name="P36" style:family="paragraph">
      <style:paragraph-properties fo:margin-left="0.94cm" fo:margin-right="0cm" fo:margin-top="0cm" fo:margin-bottom="0cm" fo:text-indent="0cm"/>
      <style:text-properties fo:font-family="'Courier 10 Pitch'" style:font-pitch="fixed" fo:font-size="18pt" style:font-size-asian="18pt" style:font-size-complex="18pt"/>
    </style:style>
    <style:style style:name="P37" style:family="paragraph">
      <style:paragraph-properties fo:margin-left="0.94cm" fo:margin-right="0cm" fo:margin-top="0cm" fo:margin-bottom="0cm" fo:text-indent="0cm"/>
      <style:text-properties fo:font-family="'Courier 10 Pitch'" style:font-pitch="fixed" fo:font-size="20pt" style:font-size-asian="20pt" style:font-size-complex="20pt"/>
    </style:style>
    <style:style style:name="P38" style:family="paragraph">
      <style:paragraph-properties fo:margin-left="0.94cm" fo:margin-right="0cm" fo:margin-top="0cm" fo:margin-bottom="0cm" fo:text-indent="0cm"/>
      <style:text-properties fo:font-family="'Courier 10 Pitch'" style:font-style-name="Regular" style:font-pitch="fixed" fo:font-size="20pt" style:font-size-asian="32pt" style:font-size-complex="32pt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0cm" fo:margin-right="0cm" fo:text-indent="0cm"/>
      <style:text-properties fo:font-size="18pt"/>
    </style:style>
    <style:style style:name="P41" style:family="paragraph">
      <style:paragraph-properties fo:margin-left="0.94cm" fo:margin-right="0cm" fo:margin-top="0cm" fo:margin-bottom="0cm" fo:text-indent="-0.508cm"/>
      <style:text-properties fo:font-size="28pt" style:font-size-asian="28pt" style:font-size-complex="28pt"/>
    </style:style>
    <style:style style:name="T1" style:family="text">
      <style:text-properties fo:color="#000000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text-position="33% 58%" fo:language="en" fo:country="US" fo:font-style="italic" style:font-style-asian="italic" style:font-style-complex="italic"/>
    </style:style>
    <style:style style:name="T5" style:family="text">
      <style:text-properties fo:font-family="Courier" style:font-family-generic="modern" style:font-pitch="fixed"/>
    </style:style>
    <style:style style:name="T6" style:family="text">
      <style:text-properties fo:color="#008000" fo:font-family="Courier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'Courier 10 Pitch'" style:font-pitch="fixed" fo:font-style="normal" style:font-style-asian="normal" style:font-style-complex="normal"/>
    </style:style>
    <style:style style:name="T10" style:family="text">
      <style:text-properties fo:color="#008000" fo:font-family="'Courier 10 Pitch'" style:font-pitch="fixed" fo:font-style="normal" style:font-style-asian="normal" style:font-style-complex="normal"/>
    </style:style>
    <style:style style:name="T11" style:family="text">
      <style:text-properties fo:font-family="'Courier 10 Pitch'" style:font-pitch="fixed" fo:letter-spacing="normal" fo:language="en" fo:country="US" fo:font-style="normal" style:text-underline-mode="continuous" style:text-overline-mode="continuous" style:text-line-through-mode="continuous" style:letter-kerning="false" style:language-asian="zxx" style:country-asian="none" style:font-style-asian="normal" style:language-complex="zxx" style:country-complex="none" style:font-style-complex="normal" style:text-scale="100%"/>
    </style:style>
    <style:style style:name="T12" style:family="text">
      <style:text-properties fo:font-family="'Courier 10 Pitch'" style:font-pitch="fixed" fo:letter-spacing="normal" fo:language="en" fo:country="US" fo:font-style="normal" fo:font-weight="bold" style:text-underline-mode="continuous" style:text-overline-mode="continuous" style:text-line-through-mode="continuous" style:letter-kerning="false" style:language-asian="zxx" style:country-asian="none" style:font-style-asian="normal" style:font-weight-asian="bold" style:language-complex="zxx" style:country-complex="none" style:font-style-complex="normal" style:font-weight-complex="bold" style:text-scale="100%"/>
    </style:style>
    <style:style style:name="T13" style:family="text">
      <style:text-properties fo:color="#008000" fo:font-family="'Courier 10 Pitch'" style:font-pitch="fixed" fo:letter-spacing="normal" fo:language="en" fo:country="US" fo:font-style="normal" fo:font-weight="bold" style:text-underline-mode="continuous" style:text-overline-mode="continuous" style:text-line-through-mode="continuous" style:letter-kerning="false" style:language-asian="zxx" style:country-asian="none" style:font-style-asian="normal" style:font-weight-asian="bold" style:language-complex="zxx" style:country-complex="none" style:font-style-complex="normal" style:font-weight-complex="bold" style:text-scale="100%"/>
    </style:style>
    <style:style style:name="T14" style:family="text">
      <style:text-properties fo:color="#ff0000" fo:font-family="'Courier 10 Pitch'" style:font-pitch="fixed" fo:letter-spacing="normal" fo:language="en" fo:country="US" fo:font-style="normal" style:text-underline-mode="continuous" style:text-overline-mode="continuous" style:text-line-through-mode="continuous" style:letter-kerning="false" style:language-asian="zxx" style:country-asian="none" style:font-style-asian="normal" style:language-complex="zxx" style:country-complex="none" style:font-style-complex="normal" style:text-scale="100%"/>
    </style:style>
    <style:style style:name="T15" style:family="text">
      <style:text-properties fo:font-family="'Courier 10 Pitch'" style:font-pitch="fixed"/>
    </style:style>
    <style:style style:name="T16" style:family="text">
      <style:text-properties fo:color="#008000" fo:font-family="'Courier 10 Pitch'" style:font-pitch="fixed" fo:font-weight="bold" style:font-weight-asian="bold" style:font-weight-complex="bold"/>
    </style:style>
    <style:style style:name="T17" style:family="text">
      <style:text-properties fo:font-family="'Courier 10 Pitch'" style:font-pitch="fixed"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T18" style:family="text">
      <style:text-properties fo:font-family="'Courier 10 Pitch'" style:font-pitch="fixed" fo:letter-spacing="normal" fo:language="en" fo:country="US" fo:font-weight="bold" style:text-underline-mode="continuous" style:text-overline-mode="continuous" style:text-line-through-mode="continuous" style:letter-kerning="false" style:language-asian="zxx" style:country-asian="none" style:font-weight-asian="bold" style:language-complex="zxx" style:country-complex="none" style:font-weight-complex="bold" style:text-scale="100%"/>
    </style:style>
    <style:style style:name="T19" style:family="text">
      <style:text-properties fo:color="#008000" fo:font-family="'Courier 10 Pitch'" style:font-pitch="fixed" fo:letter-spacing="normal" fo:language="en" fo:country="US" fo:font-weight="bold" style:text-underline-mode="continuous" style:text-overline-mode="continuous" style:text-line-through-mode="continuous" style:letter-kerning="false" style:language-asian="zxx" style:country-asian="none" style:font-weight-asian="bold" style:language-complex="zxx" style:country-complex="none" style:font-weight-complex="bold" style:text-scale="100%"/>
    </style:style>
    <style:style style:name="T20" style:family="text">
      <style:text-properties fo:font-family="'Courier 10 Pitch'" style:font-pitch="fixed" fo:letter-spacing="normal" fo:language="en" fo:country="US" fo:font-style="italic" style:text-underline-mode="continuous" style:text-overline-mode="continuous" style:text-line-through-mode="continuous" style:letter-kerning="false" style:language-asian="zxx" style:country-asian="none" style:font-style-asian="italic" style:language-complex="zxx" style:country-complex="none" style:font-style-complex="italic" style:text-scale="100%"/>
    </style:style>
    <style:style style:name="T21" style:family="text">
      <style:text-properties fo:color="#008000" fo:font-family="'Courier 10 Pitch'" style:font-pitch="fixed"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T22" style:family="text">
      <style:text-properties fo:font-size="18pt"/>
    </style:style>
    <style:style style:name="T23" style:family="text">
      <style:text-properties fo:color="#00800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ff0000" fo:font-size="18pt"/>
    </style:style>
    <style:style style:name="T26" style:family="text">
      <style:text-properties fo:font-size="48pt" style:font-size-asian="48pt" style:font-size-complex="48pt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T29" style:family="text">
      <style:text-properties fo:color="#008000" fo:language="en" fo:country="US"/>
    </style:style>
    <style:style style:name="T30" style:family="text">
      <style:text-properties fo:color="#000000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8000" fo:language="en" fo:country="US" fo:font-style="italic" style:font-style-asian="italic" style:font-style-complex="italic"/>
    </style:style>
    <style:style style:name="T33" style:family="text">
      <style:text-properties fo:color="#ff0000" fo:language="en" fo:country="US" fo:font-style="italic" style:font-style-asian="italic" style:font-style-complex="italic"/>
    </style:style>
    <style:style style:name="T34" style:family="text">
      <style:text-properties fo:font-family="'Courier New'" style:font-family-generic="modern" style:font-pitch="fixed" fo:language="en" fo:country="US"/>
    </style:style>
    <style:style style:name="T35" style:family="text">
      <style:text-properties fo:color="#ff0000" fo:language="en" fo:country="US"/>
    </style:style>
    <style:style style:name="T36" style:family="text">
      <style:text-properties fo:color="#008000"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T37" style:family="text">
      <style:text-properties fo:color="#ff0000"/>
    </style:style>
    <style:style style:name="T38" style:family="text">
      <style:text-properties fo:color="#008000" fo:font-size="18pt"/>
    </style:style>
    <style:style style:name="T39" style:family="text">
      <style:text-properties fo:font-family="Courier" style:font-family-generic="modern" style:font-pitch="fixed" fo:font-style="italic" style:font-style-asian="italic" style:font-style-complex="italic"/>
    </style:style>
    <style:style style:name="T40" style:family="text">
      <style:text-properties fo:color="#008000" fo:font-size="28pt" style:font-size-asian="28pt" style:font-size-complex="28pt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color="#ff0000" fo:font-size="28pt" style:font-size-asian="28pt" style:font-size-complex="28pt"/>
    </style:style>
    <style:style style:name="T43" style:family="text">
      <style:text-properties fo:color="#ff000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color="#7e0021" fo:font-size="28pt" style:font-size-asian="28pt" style:font-size-complex="28pt"/>
    </style:style>
    <style:style style:name="T45" style:family="text">
      <style:text-properties fo:color="#7e0021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6" style:family="text">
      <style:text-properties fo:color="#7e0021" fo:font-size="28pt" fo:font-style="italic" style:font-size-asian="28pt" style:font-style-asian="italic" style:font-size-complex="28pt" style:font-style-complex="italic"/>
    </style:style>
    <style:style style:name="T47" style:family="text">
      <style:text-properties fo:font-family="'Courier 10 Pitch'" style:font-pitch="fixed" fo:font-size="18pt" style:font-size-asian="18pt" style:font-size-complex="18pt"/>
    </style:style>
    <style:style style:name="T48" style:family="text">
      <style:text-properties fo:font-family="'Courier 10 Pitch'" style:font-pitch="fixed" fo:font-size="20pt" style:font-size-asian="20pt" style:font-size-complex="20pt"/>
    </style:style>
    <style:style style:name="T49" style:family="text">
      <style:text-properties fo:font-family="'Courier 10 Pitch'" style:font-style-name="Regular" style:font-pitch="fixed" fo:font-size="20pt" style:font-size-asian="32pt" style:font-size-complex="32pt"/>
    </style:style>
    <style:style style:name="T50" style:family="text">
      <style:text-properties fo:color="#7e0021" fo:font-family="'Courier 10 Pitch'" style:font-pitch="fixed" fo:font-weight="bold" style:font-weight-asian="bold" style:font-weight-complex="bold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color="#008000" fo:font-family="'Courier 10 Pitch'" style:font-pitch="fixed" fo:font-size="24pt" style:font-size-asian="24pt" style:font-size-complex="24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5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6" style:family="text">
      <style:text-properties fo:color="#000000" fo:font-family="'Courier 10 Pitch'" style:font-pitch="fixed" fo:font-size="28pt" style:font-size-asian="28pt" style:font-size-complex="28pt"/>
    </style:style>
    <style:style style:name="T57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8" style:family="text">
      <style:text-properties fo:color="#000000" fo:font-family="ARial" style:font-family-generic="swiss" fo:font-size="28pt" style:font-size-asian="28pt" style:font-size-complex="28pt"/>
    </style:style>
    <style:style style:name="T59" style:family="text">
      <style:text-properties fo:color="#7e0021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008000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5cm" text:min-label-width="0.9cm" style:vertical-pos="middle" style:vertical-rel="line" fo:width="0.341cm" fo:height="0.34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499cm" text:min-label-width="0.89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8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1.899cm" svg:height="17.26cm" svg:x="1.905cm" svg:y="1.27cm">
          <text:list text:style-name="L1">
            <text:list-header>
              <text:p text:style-name="P1"><text:span text:style-name="T1">CSC 374/407: Computer Systems II</text:span></text:p>
              <text:p text:style-name="P1"><text:span text:style-name="T1"/></text:p>
              <text:p text:style-name="P1"><text:span text:style-name="T1">Lecture 5</text:span></text:p>
              <text:p text:style-name="P1"><text:span text:style-name="T1">Joseph Phillips</text:span></text:p>
              <text:p text:style-name="P1"><text:span text:style-name="T1">De Paul University</text:span></text:p>
              <text:p text:style-name="P1"><text:span text:style-name="T1"/></text:p>
              <text:p text:style-name="P1"><text:span text:style-name="T1">2014 August 5</text:span></text:p>
              <text:p text:style-name="P1"><text:span text:style-name="T1"/></text:p>
              <text:p text:style-name="P1"><text:span text:style-name="T1">Copyright © 2011-2014 Joseph Phillips</text:span></text:p>
              <text:p text:style-name="P1"><text:span text:style-name="T1"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38cm" svg:height="11.127cm" svg:x="3.074cm" svg:y="2.258cm" draw:page-number="1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Reading</text:span></text:p>
              </text:list-header>
            </text:list>
          </draw:text-box>
        </draw:frame>
        <draw:frame presentation:style-name="pr3" draw:text-style-name="P4" draw:layer="layout" svg:width="25.197cm" svg:height="11.612cm" svg:x="2.301cm" svg:y="6.997cm" presentation:class="outline" presentation:user-transformed="true">
          <draw:text-box>
            <text:list text:style-name="L3">
              <text:list-item>
                <text:p text:style-name="P5"><text:span text:style-name="T2">Bryant &amp; O'Hallaron “</text:span><text:span text:style-name="T3">Computer Systems, 2</text:span><text:span text:style-name="T4">nd</text:span><text:span text:style-name="T3"> Ed.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apter 13.1-13.5: Concurrent Programmin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Hoover “</text:span><text:span text:style-name="T3">System Programming</text:span><text:span text:style-name="T2">”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(N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Topics</text:span></text:p>
              </text:list-header>
            </text:list>
          </draw:text-box>
        </draw:frame>
        <draw:frame presentation:style-name="pr4" draw:text-style-name="P4" draw:layer="layout" svg:width="25.197cm" svg:height="15.77cm" svg:x="1.472cm" svg:y="4.356cm" presentation:class="outline" presentation:user-transformed="true">
          <draw:text-box>
            <text:list text:style-name="L3">
              <text:list-item>
                <text:p text:style-name="P8"><text:span text:style-name="T2">What threads are and why use them</text:span></text:p>
              </text:list-item>
              <text:list-item>
                <text:p text:style-name="P8"><text:span text:style-name="T2">How to create threads</text:span></text:p>
              </text:list-item>
              <text:list-item>
                <text:p text:style-name="P8"><text:span text:style-name="T2">Critical sections and unsafe thread programming</text:span></text:p>
              </text:list-item>
              <text:list-item>
                <text:p text:style-name="P8"><text:span text:style-name="T2">Synchronization</text:span></text:p>
              </text:list-item>
              <text:list-item>
                <text:p text:style-name="P8"><text:span text:style-name="T2">Application: Producer/Consumer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1.89cm" svg:height="3.463cm" svg:x="2.002cm" svg:y="0.213cm" presentation:class="title" presentation:user-transformed="true">
          <draw:text-box>
            <text:p>What threads are<text:line-break/>and why use them</text:p>
          </draw:text-box>
        </draw:frame>
        <draw:frame presentation:style-name="pr6" draw:layer="layout" svg:width="25.188cm" svg:height="15.838cm" svg:x="1.27cm" svg:y="4.135cm" presentation:class="outline" presentation:user-transformed="true">
          <draw:text-box>
            <text:list text:style-name="L1">
              <text:list-item>
                <text:p>Purpose: to have multiple “little processes” parallelize action of one program</text:p>
              </text:list-item>
              <text:list-item>
                <text:p>Threads are like processes, but they share:</text:p>
                <text:list>
                  <text:list-item>
                    <text:p text:style-name="P9">Code segment</text:p>
                  </text:list-item>
                  <text:list-item>
                    <text:p text:style-name="P9">Heap segment</text:p>
                  </text:list-item>
                  <text:list-item>
                    <text:p text:style-name="P9">Data/BSS segments</text:p>
                  </text:list-item>
                  <text:list-item>
                    <text:p>Stack segment</text:p>
                  </text:list-item>
                </text:list>
              </text:list-item>
              <text:list-item>
                <text:p>They differ in that:</text:p>
                <text:list>
                  <text:list-item>
                    <text:p text:style-name="P9">Have different registers (including condition codes)</text:p>
                  </text:list-item>
                  <text:list-item>
                    <text:p text:style-name="P9">Start in different regions of stack</text:p>
                  </text:list-item>
                  <text:list-item>
                    <text:p text:style-name="P9">Have unique thread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How to compile for threads</text:p>
          </draw:text-box>
        </draw:frame>
        <draw:frame presentation:style-name="pr6" draw:layer="layout" svg:width="26.458cm" svg:height="15.72cm" svg:x="0.635cm" svg:y="4.78cm" presentation:class="outline" presentation:user-transformed="true">
          <draw:text-box>
            <text:list text:style-name="L1">
              <text:list-item>
                <text:p text:style-name="P10">At the beginning of your program:</text:p>
              </text:list-item>
              <text:list-item>
                <text:p text:style-name="P11"><text:span text:style-name="T5">. . .</text:span></text:p>
              </text:list-item>
              <text:list-item>
                <text:p text:style-name="P11"><text:span text:style-name="T5">#include &lt;thisHeader.h&gt;</text:span></text:p>
              </text:list-item>
              <text:list-item>
                <text:p text:style-name="P11"><text:span text:style-name="T5">#include &lt;</text:span><text:span text:style-name="T6">pthread.h</text:span><text:span text:style-name="T5">&gt;</text:span></text:p>
              </text:list-item>
              <text:list-item>
                <text:p text:style-name="P11"><text:span text:style-name="T5">#include &lt;thatHeader.h&gt;</text:span></text:p>
              </text:list-item>
              <text:list-item>
                <text:p text:style-name="P12"><text:span text:style-name="T5">. . .</text:span></text:p>
              </text:list-item>
              <text:list-item>
                <text:p text:style-name="P10">When you link:</text:p>
              </text:list-item>
              <text:list-item>
                <text:p text:style-name="P12"><text:span text:style-name="T5">unix&gt; gcc . . . -lpthread . . . </text:span></text:p>
              </text:list-item>
              <text:list-item>
                <text:p text:style-name="P10">Why are they called “p-threads?”</text:p>
                <text:list>
                  <text:list-item>
                    <text:p text:style-name="P13"><text:span text:style-name="T7">P</text:span> = <text:span text:style-name="T7">POSIX</text:span> = <text:span text:style-name="T7">P</text:span>ortable <text:span text:style-name="T7">O</text:span>perating <text:span text:style-name="T7">S</text:span>ys <text:span text:style-name="T7">I</text:span>nterface for Uni<text:span text:style-name="T7">X</text:span></text:p>
                  </text:list-item>
                  <text:list-item>
                    <text:p text:style-name="P13">Standardizes “Unix” across Linux, BSD, Solaris, <text:span text:style-name="T8">etc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1.89cm" svg:height="3.213cm" svg:x="2.002cm" svg:y="1.038cm" presentation:class="title" presentation:user-transformed="true">
          <draw:text-box>
            <text:p>How to create threads</text:p>
          </draw:text-box>
        </draw:frame>
        <draw:frame presentation:style-name="pr6" draw:text-style-name="P19" draw:layer="layout" svg:width="26.458cm" svg:height="16.919cm" svg:x="0.847cm" svg:y="3.597cm" presentation:class="outline" presentation:user-transformed="true">
          <draw:text-box>
            <text:list text:style-name="L1">
              <text:list-item>
                <text:p text:style-name="P14"><text:span text:style-name="T9">int </text:span><text:span text:style-name="T10">pthread_create</text:span></text:p>
              </text:list-item>
            </text:list>
            <text:list text:style-name="L4">
              <text:list-item>
                <text:list>
                  <text:list-header>
                    <text:p text:style-name="P15"><text:span text:style-name="T11">(</text:span><text:span text:style-name="T12">pthread_t*</text:span><text:span text:style-name="T11"><text:tab/></text:span><text:span text:style-name="T11"> restrict</text:span><text:span text:style-name="T11"><text:tab/></text:span><text:span text:style-name="T11"><text:tab/></text:span><text:span text:style-name="T11"><text:tab/></text:span><text:span text:style-name="T11"><text:tab/></text:span><text:span text:style-name="T13">thread</text:span><text:span text:style-name="T11">,</text:span></text:p>
                    <text:list>
                      <text:list-header>
                        <text:p text:style-name="P16"><text:span text:style-name="T11">/* </text:span><text:span text:style-name="T12">Pointer</text:span><text:span text:style-name="T11"> to a pthread_t object to identify the child thread */</text:span></text:p>
                      </text:list-header>
                    </text:list>
                    <text:p text:style-name="P15"><text:span text:style-name="T11"><text:s/></text:span><text:span text:style-name="T12">const pthread_attr_t*</text:span><text:span text:style-name="T11"> restrict</text:span><text:span text:style-name="T11"><text:tab/></text:span><text:span text:style-name="T13">attr</text:span><text:span text:style-name="T11">,</text:span></text:p>
                    <text:list>
                      <text:list-header>
                        <text:p text:style-name="P16"><text:span text:style-name="T11">/* Pointer to optional object for properties of child. <text:s/>You can just say </text:span><text:span text:style-name="T12">NULL</text:span><text:span text:style-name="T11">. */</text:span></text:p>
                      </text:list-header>
                    </text:list>
                    <text:p text:style-name="P15"><text:span text:style-name="T11"><text:s/></text:span><text:span text:style-name="T12">void</text:span><text:span text:style-name="T11"> *(*</text:span><text:span text:style-name="T13">fncName</text:span><text:span text:style-name="T11">)(void*),</text:span></text:p>
                    <text:list>
                      <text:list-header>
                        <text:p text:style-name="P16"><text:span text:style-name="T11">/* Name of function to run:</text:span></text:p>
                        <text:p text:style-name="P16"><text:span text:style-name="T11"><text:s text:c="3"/></text:span><text:span text:style-name="T12">void* </text:span><text:span text:style-name="T13">fncName</text:span><text:span text:style-name="T12">(void* ptr)</text:span><text:span text:style-name="T11"> */</text:span></text:p>
                      </text:list-header>
                    </text:list>
                    <text:p text:style-name="P15"><text:span text:style-name="T11"><text:s/></text:span><text:span text:style-name="T12">void *</text:span><text:span text:style-name="T11">restrict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3">arg</text:span></text:p>
                    <text:list>
                      <text:list-header>
                        <text:p text:style-name="P16"><text:span text:style-name="T11">/* Ptr to object that is arg to </text:span><text:span text:style-name="T12">fncName()</text:span><text:span text:style-name="T11"> */</text:span></text:p>
                      </text:list-header>
                    </text:list>
                    <text:p text:style-name="P15"><text:span text:style-name="T11">)</text:span></text:p>
                  </text:list-header>
                </text:list>
              </text:list-item>
            </text:list>
            <text:list text:style-name="L1">
              <text:list-item>
                <text:p text:style-name="P14"><text:span text:style-name="T10">Return value is:</text:span></text:p>
                <text:list>
                  <text:list-item>
                    <text:p text:style-name="P17"><text:span text:style-name="T14">0</text:span><text:span text:style-name="T11">: success</text:span><text:span text:style-name="T11"><text:tab/></text:span></text:p>
                  </text:list-item>
                  <text:list-item>
                    <text:p text:style-name="P18"><text:span text:style-name="T14">anything else</text:span><text:span text:style-name="T11">:</text:span><text:span text:style-name="T11"><text:tab/></text:span><text:span text:style-name="T11">ERRO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How to wait for threads</text:p>
          </draw:text-box>
        </draw:frame>
        <draw:frame presentation:style-name="pr6" draw:text-style-name="P23" draw:layer="layout" svg:width="25.188cm" svg:height="11.678cm" svg:x="1.905cm" svg:y="5.467cm" presentation:class="outline" presentation:user-transformed="true">
          <draw:text-box>
            <text:list text:style-name="L1">
              <text:list-item>
                <text:p text:style-name="P20"><text:span text:style-name="T15">int </text:span><text:span text:style-name="T16">pthread_join</text:span></text:p>
              </text:list-item>
            </text:list>
            <text:list text:style-name="L4">
              <text:list-item>
                <text:list>
                  <text:list-header>
                    <text:p text:style-name="P21"><text:span text:style-name="T17">(</text:span><text:span text:style-name="T18">pthread_t</text:span><text:span text:style-name="T17"><text:tab/></text:span><text:span text:style-name="T17"><text:tab/></text:span><text:span text:style-name="T17"><text:tab/></text:span><text:span text:style-name="T17"><text:tab/></text:span><text:span text:style-name="T19">thread</text:span><text:span text:style-name="T17">,</text:span></text:p>
                    <text:list>
                      <text:list-header>
                        <text:p text:style-name="P22"><text:span text:style-name="T17">/* Thread for which to wait */</text:span></text:p>
                      </text:list-header>
                    </text:list>
                    <text:p text:style-name="P21"><text:span text:style-name="T17"><text:s/></text:span><text:span text:style-name="T18">void**</text:span><text:span text:style-name="T18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valuePtr</text:span></text:p>
                    <text:list>
                      <text:list-header>
                        <text:p text:style-name="P22"><text:span text:style-name="T17">/* Value returned by </text:span><text:span text:style-name="T20">pthread_exit()</text:span><text:span text:style-name="T17"> pointed to by </text:span><text:span text:style-name="T21">valuePtr</text:span><text:span text:style-name="T17"> (may be NULL) */</text:span></text:p>
                      </text:list-header>
                    </text:list>
                    <text:p text:style-name="P22"><text:span text:style-name="T17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Compare threads with fork:</text:p>
          </draw:text-box>
        </draw:frame>
        <draw:rect draw:style-name="gr3" draw:text-style-name="P25" draw:layer="layout" svg:width="11.43cm" svg:height="14.605cm" svg:x="1.27cm" svg:y="4.445cm">
          <text:p text:style-name="P24"><text:span text:style-name="T22">/* I use fork() to create a process */</text:span></text:p>
          <text:p text:style-name="P24"><text:span text:style-name="T22"/></text:p>
          <text:p text:style-name="P24"><text:span text:style-name="T22">#include &lt;stdlib.h&gt;</text:span></text:p>
          <text:p text:style-name="P24"><text:span text:style-name="T22">#include &lt;stdio.h&gt;</text:span></text:p>
          <text:p text:style-name="P24"><text:span text:style-name="T22">#include &lt;sys/types.h&gt;</text:span></text:p>
          <text:p text:style-name="P24"><text:span text:style-name="T22">#include &lt;sys/wait.h&gt;</text:span></text:p>
          <text:p text:style-name="P24"><text:span text:style-name="T22"/></text:p>
          <text:p text:style-name="P24"><text:span text:style-name="T22">int main()</text:span></text:p>
          <text:p text:style-name="P24"><text:span text:style-name="T22">{</text:span></text:p>
          <text:p text:style-name="P24"><text:span text:style-name="T22"><text:s/></text:span><text:span text:style-name="T22">int <text:s text:c="4"/>childsStatus;</text:span></text:p>
          <text:p text:style-name="P24"><text:span text:style-name="T22"><text:s/></text:span><text:span text:style-name="T22">pid_t childId <text:s text:c="4"/>= fork();</text:span></text:p>
          <text:p text:style-name="P24"><text:span text:style-name="T22"><text:s/></text:span><text:span text:style-name="T22">char* argsText <text:s/>= /* whatever */</text:span></text:p>
          <text:p text:style-name="P24"><text:span text:style-name="T22"/></text:p>
          <text:p text:style-name="P24"><text:span text:style-name="T22"><text:s/></text:span><text:span text:style-name="T22">if <text:s/>(childId == 0)</text:span></text:p>
          <text:p text:style-name="P24"><text:span text:style-name="T22"><text:s text:c="4"/></text:span><text:span text:style-name="T22">execlp(“doThisFile”,..,argText,.. );</text:span></text:p>
          <text:p text:style-name="P24"><text:span text:style-name="T22"/></text:p>
          <text:p text:style-name="P24"><text:span text:style-name="T22"><text:s/></text:span><text:span text:style-name="T22">waitpid(childId,&amp;childStatus,0);</text:span></text:p>
          <text:p text:style-name="P24"><text:span text:style-name="T22"/></text:p>
          <text:p text:style-name="P24"><text:span text:style-name="T22"><text:s/></text:span><text:span text:style-name="T22">return(0);</text:span></text:p>
          <text:p text:style-name="P24"><text:span text:style-name="T22">}</text:span></text:p>
        </draw:rect>
        <draw:rect draw:style-name="gr3" draw:text-style-name="P25" draw:layer="layout" svg:width="11.43cm" svg:height="14.605cm" svg:x="14.605cm" svg:y="4.445cm">
          <text:p text:style-name="P24"><text:span text:style-name="T22">/* I use pthread_create() */</text:span></text:p>
          <text:p text:style-name="P24"><text:span text:style-name="T22"/></text:p>
          <text:p text:style-name="P24"><text:span text:style-name="T22">#include &lt;stdlib.h&gt;</text:span></text:p>
          <text:p text:style-name="P24"><text:span text:style-name="T22">#include &lt;stdio.h&gt;</text:span></text:p>
          <text:p text:style-name="P24"><text:span text:style-name="T22">#include &lt;pthread.h&gt;</text:span></text:p>
          <text:p text:style-name="P24"><text:span text:style-name="T22"/></text:p>
          <text:p text:style-name="P24"><text:span text:style-name="T22">int main()</text:span></text:p>
          <text:p text:style-name="P24"><text:span text:style-name="T22">{</text:span></text:p>
          <text:p text:style-name="P24"><text:span text:style-name="T22"><text:s/></text:span><text:span text:style-name="T22">pthread_t <text:s text:c="11"/>childId;</text:span></text:p>
          <text:p text:style-name="P24"><text:span text:style-name="T22"><text:s/></text:span><text:span text:style-name="T22">SendObject <text:s text:c="8"/>arg = /*whatever*/</text:span></text:p>
          <text:p text:style-name="P24"><text:span text:style-name="T22"><text:s/></text:span><text:span text:style-name="T22">ReceiveObject* <text:s text:c="2"/>childsStatusPtr;</text:span></text:p>
          <text:p text:style-name="P24"><text:span text:style-name="T22"/></text:p>
          <text:p text:style-name="P24"><text:span text:style-name="T22"><text:s/></text:span><text:span text:style-name="T22">pthread_create(&amp;childId,NULL,</text:span></text:p>
          <text:p text:style-name="P24"><text:span text:style-name="T22"><text:s text:c="26"/></text:span><text:span text:style-name="T22">doThisFnc,&amp;arg</text:span></text:p>
          <text:p text:style-name="P24"><text:span text:style-name="T22"><text:s text:c="25"/></text:span><text:span text:style-name="T22">);</text:span></text:p>
          <text:p text:style-name="P24"><text:span text:style-name="T22"/></text:p>
          <text:p text:style-name="P24"><text:span text:style-name="T22"><text:s/></text:span><text:span text:style-name="T22">pthread_join(childId,&amp;childStatusPtr);</text:span></text:p>
          <text:p text:style-name="P24"><text:span text:style-name="T22"><text:s/></text:span><text:span text:style-name="T22">return(0);</text:span></text:p>
          <text:p text:style-name="P24"><text:span text:style-name="T22">}</text:span></text:p>
        </draw:rect>
        <presentation:notes draw:style-name="dp2">
          <draw:page-thumbnail draw:style-name="gr2" draw:layer="layout" svg:width="14.838cm" svg:height="11.127cm" svg:x="3.074cm" svg:y="2.258cm" draw:page-number="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Example program:</text:p>
          </draw:text-box>
        </draw:frame>
        <draw:rect draw:style-name="gr3" draw:text-style-name="P25" draw:layer="layout" svg:width="12.7cm" svg:height="15.875cm" svg:x="1.27cm" svg:y="4.446cm">
          <text:p text:style-name="P24"><text:span text:style-name="T22">/* Compile with:</text:span></text:p>
          <text:p text:style-name="P24"><text:span text:style-name="T22"><text:s/></text:span><text:span text:style-name="T22">* gcc -lpthread thread_ex1.c -o thread_ex1</text:span></text:p>
          <text:p text:style-name="P24"><text:span text:style-name="T22"><text:s/></text:span><text:span text:style-name="T22">*/</text:span></text:p>
          <text:p text:style-name="P24"><text:span text:style-name="T22">#include &lt;stdlib.h&gt;</text:span></text:p>
          <text:p text:style-name="P24"><text:span text:style-name="T22">#include &lt;stdio.h&gt;</text:span></text:p>
          <text:p text:style-name="P24"><text:span text:style-name="T22">#include &lt;string.h&gt;</text:span></text:p>
          <text:p text:style-name="P24"><text:span text:style-name="T22">#include &lt;pthread.h&gt;</text:span></text:p>
          <text:p text:style-name="P24"><text:span text:style-name="T22">const int N = 2;</text:span></text:p>
          <text:p text:style-name="P24"><text:span text:style-name="T22"/></text:p>
          <text:p text:style-name="P24"><text:span text:style-name="T22">/* thread routine */</text:span></text:p>
          <text:p text:style-name="P24"><text:span text:style-name="T22">void *thread_routine(void *vargp)</text:span></text:p>
          <text:p text:style-name="P24"><text:span text:style-name="T22">{</text:span></text:p>
          <text:p text:style-name="P24"><text:span text:style-name="T22"><text:s text:c="4"/></text:span><text:span text:style-name="T22">int id = *(int*)vargp;</text:span></text:p>
          <text:p text:style-name="P24"><text:span text:style-name="T22"><text:s text:c="4"/></text:span><text:span text:style-name="T22">char* ptr;</text:span></text:p>
          <text:p text:style-name="P24"><text:span text:style-name="T22"><text:s text:c="4"/></text:span><text:span text:style-name="T22">printf("Hello from child thread %d\n", id);</text:span></text:p>
          <text:p text:style-name="P24"><text:span text:style-name="T22"><text:s text:c="4"/></text:span><text:span text:style-name="T22">switch (id)</text:span></text:p>
          <text:p text:style-name="P24"><text:span text:style-name="T22"><text:s text:c="8"/></text:span><text:span text:style-name="T22">{</text:span></text:p>
          <text:p text:style-name="P24"><text:span text:style-name="T22"><text:s text:c="6"/></text:span><text:span text:style-name="T22">case 0: <text:s text:c="4"/>ptr = strdup("Hello "); break;</text:span></text:p>
          <text:p text:style-name="P24"><text:span text:style-name="T22"><text:s text:c="6"/></text:span><text:span text:style-name="T22">case 1: <text:s text:c="4"/>ptr = strdup("there!"); break;</text:span></text:p>
          <text:p text:style-name="P24"><text:span text:style-name="T22"><text:s text:c="8"/></text:span><text:span text:style-name="T22">}</text:span></text:p>
          <text:p text:style-name="P24"><text:span text:style-name="T22"><text:s text:c="4"/></text:span><text:span text:style-name="T22">return(ptr);</text:span></text:p>
          <text:p text:style-name="P24"><text:span text:style-name="T22">}</text:span></text:p>
        </draw:rect>
        <draw:rect draw:style-name="gr3" draw:text-style-name="P25" draw:layer="layout" svg:width="12.7cm" svg:height="15.24cm" svg:x="14.605cm" svg:y="5.08cm">
          <text:p text:style-name="P24"><text:span text:style-name="T22">int main()</text:span></text:p>
          <text:p text:style-name="P24"><text:span text:style-name="T22">{</text:span></text:p>
          <text:p text:style-name="P24"><text:span text:style-name="T22"><text:s text:c="4"/></text:span><text:span text:style-name="T22">int <text:s text:c="8"/>i;</text:span></text:p>
          <text:p text:style-name="P24"><text:span text:style-name="T22"><text:s text:c="4"/></text:span><text:span text:style-name="T22">char* <text:s text:c="6"/>msgPtr;</text:span></text:p>
          <text:p text:style-name="P24"><text:span text:style-name="T22"><text:s text:c="4"/></text:span><text:span text:style-name="T22">pthread_t <text:s text:c="2"/>tid[N];</text:span></text:p>
          <text:p text:style-name="P24"><text:span text:style-name="T22"/></text:p>
          <text:p text:style-name="P24"><text:span text:style-name="T22"><text:s text:c="4"/></text:span><text:span text:style-name="T22">for (i = 0; i &lt; N; i++)</text:span></text:p>
          <text:p text:style-name="P24"><text:span text:style-name="T22"><text:s text:c="8"/></text:span><text:span text:style-name="T22">pthread_create</text:span></text:p>
          <text:p text:style-name="P24"><text:span text:style-name="T22"><text:s text:c="12"/></text:span><text:span text:style-name="T22">(&amp;tid[i], NULL,</text:span></text:p>
          <text:p text:style-name="P24"><text:span text:style-name="T22"><text:s text:c="13"/></text:span><text:span text:style-name="T22">thread_routine, (void *)&amp;i);</text:span></text:p>
          <text:p text:style-name="P24"><text:span text:style-name="T22"/></text:p>
          <text:p text:style-name="P24"><text:span text:style-name="T22"><text:s text:c="4"/></text:span><text:span text:style-name="T22">for (i = 0; i &lt; N; i++)</text:span></text:p>
          <text:p text:style-name="P24"><text:span text:style-name="T22"><text:s text:c="8"/></text:span><text:span text:style-name="T22">{</text:span></text:p>
          <text:p text:style-name="P24"><text:span text:style-name="T22"><text:s text:c="8"/></text:span><text:span text:style-name="T22">pthread_join(tid[i], (void**)&amp;msgPtr);</text:span></text:p>
          <text:p text:style-name="P24"><text:span text:style-name="T22"><text:s text:c="8"/></text:span><text:span text:style-name="T22">puts(msgPtr);</text:span></text:p>
          <text:p text:style-name="P24"><text:span text:style-name="T22"><text:s text:c="8"/></text:span><text:span text:style-name="T22">free(msgPtr);</text:span></text:p>
          <text:p text:style-name="P24"><text:span text:style-name="T22"><text:s text:c="8"/></text:span><text:span text:style-name="T22">}</text:span></text:p>
          <text:p text:style-name="P24"><text:span text:style-name="T22"/></text:p>
          <text:p text:style-name="P24"><text:span text:style-name="T22"><text:s text:c="4"/></text:span><text:span text:style-name="T22">return(0);</text:span></text:p>
          <text:p text:style-name="P24"><text:span text:style-name="T22">}</text:span></text:p>
        </draw:rect>
        <presentation:notes draw:style-name="dp2">
          <draw:page-thumbnail draw:style-name="gr2" draw:layer="layout" svg:width="14.838cm" svg:height="11.127cm" svg:x="3.074cm" svg:y="2.258cm" draw:page-number="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Time for you!</text:p>
          </draw:text-box>
        </draw:frame>
        <draw:frame presentation:style-name="pr6" draw:layer="layout" svg:width="25.188cm" svg:height="11.678cm" svg:x="1.905cm" svg:y="4.445cm" presentation:class="outline" presentation:user-transformed="true">
          <draw:text-box>
            <text:list text:style-name="L1">
              <text:list-item>
                <text:p><text:span text:style-name="T23">Can you write a threaded program that can:</text:span></text:p>
              </text:list-item>
            </text:list>
            <text:list text:style-name="L7">
              <text:list-item>
                <text:list>
                  <text:list-item>
                    <text:p><text:s/><text:span text:style-name="T24">Prove</text:span> that all threads use the same <text:span text:style-name="T24">stack</text:span> (did we just do that?) </text:p>
                  </text:list-item>
                  <text:list-item>
                    <text:p><text:s/><text:span text:style-name="T24">Prove</text:span> that all threads use the same <text:span text:style-name="T24">global var data space</text:span> (for global vars and static vars inside functions)</text:p>
                  </text:list-item>
                  <text:list-item>
                    <text:p><text:s text:c="2"/><text:span text:style-name="T24">Prove</text:span> that all threads use the same <text:span text:style-name="T24">heap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What's wrong with this?</text:p>
          </draw:text-box>
        </draw:frame>
        <draw:rect draw:style-name="gr3" draw:text-style-name="P25" draw:layer="layout" svg:width="10.795cm" svg:height="15.875cm" svg:x="0.636cm" svg:y="4.446cm">
          <text:p text:style-name="P24"><text:span text:style-name="T22">/* Compile with:</text:span></text:p>
          <text:p text:style-name="P24"><text:span text:style-name="T22"><text:s/></text:span><text:span text:style-name="T22">* gcc -lpthread badcnt.c -o badcnt</text:span></text:p>
          <text:p text:style-name="P24"><text:span text:style-name="T22"><text:s/></text:span><text:span text:style-name="T22">*/</text:span></text:p>
          <text:p text:style-name="P24"><text:span text:style-name="T22">#include &lt;stdlib.h&gt;</text:span></text:p>
          <text:p text:style-name="P24"><text:span text:style-name="T22">#include &lt;stdio.h&gt;</text:span></text:p>
          <text:p text:style-name="P24"><text:span text:style-name="T22">#include &lt;pthread.h&gt;</text:span></text:p>
          <text:p text:style-name="P24"><text:span text:style-name="T22"/></text:p>
          <text:p text:style-name="P24"><text:span text:style-name="T22">unsigned int cnt = 0; /* shared */</text:span></text:p>
          <text:p text:style-name="P24"><text:span text:style-name="T22">unsigned int NUM_ITERS;</text:span></text:p>
          <text:p text:style-name="P24"><text:span text:style-name="T22"/></text:p>
          <text:p text:style-name="P24"><text:span text:style-name="T22">/* thread routine */</text:span></text:p>
          <text:p text:style-name="P24"><text:span text:style-name="T22">void *count(void *arg)</text:span></text:p>
          <text:p text:style-name="P24"><text:span text:style-name="T22">{</text:span></text:p>
          <text:p text:style-name="P24"><text:span text:style-name="T22"><text:s text:c="4"/></text:span><text:span text:style-name="T22">int i;</text:span></text:p>
          <text:p text:style-name="P24"><text:span text:style-name="T22"><text:s text:c="4"/></text:span><text:span text:style-name="T22">for (i=0; i&lt;NUM_ITERS; i++)</text:span></text:p>
          <text:p text:style-name="P24"><text:span text:style-name="T22"><text:s text:c="8"/></text:span><text:span text:style-name="T22">cnt++;</text:span></text:p>
          <text:p text:style-name="P24"><text:span text:style-name="T22"><text:s text:c="4"/></text:span><text:span text:style-name="T22">return NULL;</text:span></text:p>
          <text:p text:style-name="P24"><text:span text:style-name="T22">}</text:span></text:p>
          <text:p text:style-name="P24"><text:span text:style-name="T22"/></text:p>
        </draw:rect>
        <draw:rect draw:style-name="gr3" draw:text-style-name="P25" draw:layer="layout" svg:width="15.875cm" svg:height="16.51cm" svg:x="12.066cm" svg:y="3.81cm">
          <text:p text:style-name="P24"><text:span text:style-name="T22">int main(int argc, char* argv[])</text:span></text:p>
          <text:p text:style-name="P24"><text:span text:style-name="T22">{</text:span></text:p>
          <text:p text:style-name="P24"><text:span text:style-name="T22"><text:s text:c="4"/></text:span><text:span text:style-name="T22">pthread_t tid1, tid2;</text:span></text:p>
          <text:p text:style-name="P24"><text:span text:style-name="T22"><text:s text:c="4"/></text:span><text:span text:style-name="T22">if <text:s/>( (argc &gt;= 2) <text:s/>&amp;&amp; <text:s/>isdigit(*argv[1]) )</text:span></text:p>
          <text:p text:style-name="P24"><text:span text:style-name="T22"><text:s text:c="8"/></text:span><text:span text:style-name="T22">NUM_ITERS = atoi(argv[1]);</text:span></text:p>
          <text:p text:style-name="P24"><text:span text:style-name="T22"><text:s text:c="6"/></text:span><text:span text:style-name="T22">else</text:span></text:p>
          <text:p text:style-name="P24"><text:span text:style-name="T22"><text:s text:c="8"/></text:span><text:span text:style-name="T22">{</text:span></text:p>
          <text:p text:style-name="P24"><text:span text:style-name="T22"><text:s text:c="8"/></text:span><text:span text:style-name="T22">const int LINE_SIZE = 16;</text:span></text:p>
          <text:p text:style-name="P24"><text:span text:style-name="T22"><text:s text:c="8"/></text:span><text:span text:style-name="T22">char line[LINE_SIZE];</text:span></text:p>
          <text:p text:style-name="P24"><text:span text:style-name="T22"><text:s text:c="8"/></text:span><text:span text:style-name="T22">do <text:s/>{</text:span></text:p>
          <text:p text:style-name="P24"><text:span text:style-name="T22"><text:s text:c="12"/></text:span><text:span text:style-name="T22">printf("How many iterations? ");</text:span></text:p>
          <text:p text:style-name="P24"><text:span text:style-name="T22"><text:s text:c="12"/></text:span><text:span text:style-name="T22">fgets(line,LINE_SIZE,stdin);</text:span></text:p>
          <text:p text:style-name="P24"><text:span text:style-name="T22"><text:s text:c="12"/></text:span><text:span text:style-name="T22">}</text:span></text:p>
          <text:p text:style-name="P24"><text:span text:style-name="T22"><text:s text:c="8"/></text:span><text:span text:style-name="T22">while <text:s/>( !isdigit(line[0]) );</text:span></text:p>
          <text:p text:style-name="P24"><text:span text:style-name="T22"><text:s text:c="8"/></text:span><text:span text:style-name="T22">NUM_ITERS = atoi(line);</text:span></text:p>
          <text:p text:style-name="P24"><text:span text:style-name="T22"><text:s text:c="8"/></text:span><text:span text:style-name="T22">}</text:span></text:p>
          <text:p text:style-name="P24"><text:span text:style-name="T22"><text:s text:c="4"/></text:span><text:span text:style-name="T22">pthread_create(&amp;tid1, NULL, count, NULL);</text:span></text:p>
          <text:p text:style-name="P24"><text:span text:style-name="T22"><text:s text:c="4"/></text:span><text:span text:style-name="T22">pthread_create(&amp;tid2, NULL, count, NULL);</text:span></text:p>
          <text:p text:style-name="P24"><text:span text:style-name="T22"><text:s text:c="4"/></text:span><text:span text:style-name="T22">pthread_join(tid1, NULL);</text:span></text:p>
          <text:p text:style-name="P24"><text:span text:style-name="T22"><text:s text:c="4"/></text:span><text:span text:style-name="T22">pthread_join(tid2, NULL);</text:span></text:p>
          <text:p text:style-name="P24"><text:span text:style-name="T22"><text:s text:c="4"/></text:span><text:span text:style-name="T22">printf(“Should be %d is %d\n”,NUM_ITERS*2,cnt);</text:span></text:p>
          <text:p text:style-name="P24"><text:span text:style-name="T22"><text:s text:c="4"/></text:span><text:span text:style-name="T22">return(0);</text:span></text:p>
          <text:p text:style-name="P24"><text:span text:style-name="T22">}</text:span></text:p>
        </draw:rect>
        <presentation:notes draw:style-name="dp2">
          <draw:page-thumbnail draw:style-name="gr2" draw:layer="layout" svg:width="14.838cm" svg:height="11.127cm" svg:x="3.074cm" svg:y="2.258cm" draw:page-number="1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Output:</text:p>
          </draw:text-box>
        </draw:frame>
        <draw:rect draw:style-name="gr3" draw:text-style-name="P25" draw:layer="layout" svg:width="12.7cm" svg:height="12.065cm" svg:x="0.635cm" svg:y="5.716cm">
          <text:p text:style-name="P24"><text:span text:style-name="T22">[jphillips@localhost]$ <text:s/>badcnt 10</text:span></text:p>
          <text:p text:style-name="P24"><text:span text:style-name="T22">Should be 20 is 20</text:span></text:p>
          <text:p text:style-name="P24"><text:span text:style-name="T22">[jphillips@localhost]$ <text:s/>badcnt 100</text:span></text:p>
          <text:p text:style-name="P24"><text:span text:style-name="T22">Should be 200 is 200</text:span></text:p>
          <text:p text:style-name="P24"><text:span text:style-name="T22">[jphillips@localhost]$ <text:s/>badcnt 1000</text:span></text:p>
          <text:p text:style-name="P24"><text:span text:style-name="T22">Should be 2000 is 2000</text:span></text:p>
          <text:p text:style-name="P24"><text:span text:style-name="T22">[jphillips@localhost]$ <text:s/>badcnt 10000</text:span></text:p>
          <text:p text:style-name="P24"><text:span text:style-name="T22">Should be 20000 is 20000</text:span></text:p>
          <text:p text:style-name="P24"><text:span text:style-name="T22">[jphillips@localhost]$ <text:s/>badcnt 100000</text:span></text:p>
          <text:p text:style-name="P24"><text:span text:style-name="T22">Should be 200000 is 200000</text:span></text:p>
          <text:p text:style-name="P24"><text:span text:style-name="T22">[jphillips@localhost]$ <text:s/>badcnt 1000000</text:span></text:p>
          <text:p text:style-name="P24"><text:span text:style-name="T25">Should be 2000000 is 1830352</text:span></text:p>
          <text:p text:style-name="P24"><text:span text:style-name="T22">[jphillips@localhost]$ <text:s/>badcnt 10000000</text:span></text:p>
          <text:p text:style-name="P24"><text:span text:style-name="T25">Should be 20000000 is 15214384</text:span></text:p>
        </draw:rect>
        <draw:frame draw:style-name="gr4" draw:text-style-name="P27" draw:layer="layout" svg:width="8.304cm" svg:height="5.915cm" svg:x="17.121cm" svg:y="8.36cm">
          <draw:text-box>
            <text:p text:style-name="P26"><text:span text:style-name="T26">Last two </text:span></text:p>
            <text:p text:style-name="P26"><text:span text:style-name="T26">values are</text:span></text:p>
            <text:p text:style-name="P26"><text:span text:style-name="T26">WRONG!</text:span></text:p>
          </draw:text-box>
        </draw:frame>
        <draw:line draw:style-name="gr5" draw:text-style-name="P28" draw:layer="layout" svg:x1="17.146cm" svg:y1="11.431cm" svg:x2="10.161cm" svg:y2="14.606cm">
          <text:p/>
        </draw:line>
        <draw:line draw:style-name="gr5" draw:text-style-name="P28" draw:layer="layout" svg:x1="17.146cm" svg:y1="11.431cm" svg:x2="10.796cm" svg:y2="15.876cm">
          <text:p/>
        </draw:line>
        <presentation:notes draw:style-name="dp2">
          <draw:page-thumbnail draw:style-name="gr2" draw:layer="layout" svg:width="14.838cm" svg:height="11.127cm" svg:x="3.074cm" svg:y="2.258cm" draw:page-number="1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Critical sections</text:p>
          </draw:text-box>
        </draw:frame>
        <draw:rect draw:style-name="gr3" draw:text-style-name="P25" draw:layer="layout" svg:width="19.05cm" svg:height="12.7cm" svg:x="0.635cm" svg:y="6.35cm">
          <text:p text:style-name="P24"><text:span text:style-name="T22">(gdb) disass count</text:span></text:p>
          <text:p text:style-name="P24"><text:span text:style-name="T22">0x400688: <text:s text:c="2"/>push <text:s text:c="2"/>%rbp</text:span></text:p>
          <text:p text:style-name="P24"><text:span text:style-name="T22">0x400689: <text:s text:c="2"/>mov <text:s text:c="3"/>%rsp,%rbp</text:span></text:p>
          <text:p text:style-name="P24"><text:span text:style-name="T22">0x40068c: <text:s text:c="2"/>mov <text:s text:c="3"/>%rdi,0xffffffffffffffe8(%rbp)</text:span></text:p>
          <text:p text:style-name="P24"><text:span text:style-name="T22">0x400690: <text:s text:c="2"/>movl <text:s text:c="2"/>$0x0,0xfffffffffffffffc(%rbp)</text:span></text:p>
          <text:p text:style-name="P24"><text:span text:style-name="T22">0x400697: <text:s/>jmp <text:s text:c="3"/>0x4006ac &lt;count+36&gt;</text:span></text:p>
          <text:p text:style-name="P24"><text:span text:style-name="T22">0x400699: <text:s/></text:span><text:span text:style-name="T25">mov <text:s text:c="3"/>2098629(%rip),%eax</text:span><text:span text:style-name="T22"> <text:s text:c="2"/># 0x600c64 &lt;cnt&gt;</text:span></text:p>
          <text:p text:style-name="P24"><text:span text:style-name="T22">0x40069f: <text:s/></text:span><text:span text:style-name="T25">add <text:s text:c="3"/>$0x1,%eax</text:span></text:p>
          <text:p text:style-name="P24"><text:span text:style-name="T22">0x4006a2: <text:s/></text:span><text:span text:style-name="T25">mov <text:s text:c="3"/>%eax,2098620(%rip)</text:span><text:span text:style-name="T22"> <text:s text:c="2"/># 0x600c64 &lt;cnt&gt;</text:span></text:p>
          <text:p text:style-name="P24"><text:span text:style-name="T22">0x4006a8: <text:s/>addl <text:s text:c="2"/>$0x1,0xfffffffffffffffc(%rbp)</text:span></text:p>
          <text:p text:style-name="P24"><text:span text:style-name="T22">0x4006ac: <text:s/>mov <text:s text:c="3"/>0xfffffffffffffffc(%rbp),%edx</text:span></text:p>
          <text:p text:style-name="P24"><text:span text:style-name="T22">0x4006af: <text:s/>mov <text:s text:c="3"/>2098611(%rip),%eax <text:s/>#0x600c68 &lt;NUM_ITERS&gt;</text:span></text:p>
          <text:p text:style-name="P24"><text:span text:style-name="T22">0x4006b5: <text:s/>cmp <text:s text:c="3"/>%eax,%edx</text:span></text:p>
          <text:p text:style-name="P24"><text:span text:style-name="T22">0x4006b7: <text:s/>jb <text:s text:c="4"/>0x400699 &lt;count+17&gt;</text:span></text:p>
          <text:p text:style-name="P24"><text:span text:style-name="T22">0x4006b9: <text:s/>mov <text:s text:c="3"/>$0x0,%eax</text:span></text:p>
          <text:p text:style-name="P24"><text:span text:style-name="T22">0x4006be: <text:s/>leaveq </text:span></text:p>
          <text:p text:style-name="P24"><text:span text:style-name="T22">0x4006bf: <text:s/>retq <text:s text:c="2"/></text:span></text:p>
          <text:p text:style-name="P24"><text:span text:style-name="T22"/></text:p>
        </draw:rect>
        <draw:frame draw:style-name="gr4" draw:text-style-name="P29" draw:layer="layout" svg:width="6.632cm" svg:height="12.368cm" svg:x="20.149cm" svg:y="6.35cm">
          <draw:text-box>
            <text:p text:style-name="P26"><text:span text:style-name="T27">These</text:span></text:p>
            <text:p text:style-name="P26"><text:span text:style-name="T27">three</text:span></text:p>
            <text:p text:style-name="P26"><text:span text:style-name="T27">must</text:span></text:p>
            <text:p text:style-name="P26"><text:span text:style-name="T27">be done</text:span></text:p>
            <text:p text:style-name="P26"><text:span text:style-name="T27">by one</text:span></text:p>
            <text:p text:style-name="P26"><text:span text:style-name="T27">thread at</text:span></text:p>
            <text:p text:style-name="P26"><text:span text:style-name="T27">a time!</text:span></text:p>
          </draw:text-box>
        </draw:frame>
        <draw:line draw:style-name="gr5" draw:text-style-name="P28" draw:layer="layout" svg:x1="21.59cm" svg:y1="13.336cm" svg:x2="12.065cm" svg:y2="11.43cm">
          <text:p/>
        </draw:line>
        <presentation:notes draw:style-name="dp2">
          <draw:page-thumbnail draw:style-name="gr2" draw:layer="layout" svg:width="14.838cm" svg:height="11.127cm" svg:x="3.074cm" svg:y="2.258cm" draw:page-number="1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Critical sections (2)</text:p>
          </draw:text-box>
        </draw:frame>
        <draw:frame presentation:style-name="pr9" draw:layer="layout" svg:width="25.188cm" svg:height="13.938cm" svg:x="2.302cm" svg:y="6.997cm" presentation:class="outline">
          <draw:text-box>
            <text:list text:style-name="L1">
              <text:list-item>
                <text:p>Imagine some <text:span text:style-name="T2">scenarios</text:span> where they are <text:span text:style-name="T24">not</text:span> done atomically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1.89cm" svg:height="3.463cm" svg:x="2.002cm" svg:y="0.113cm" presentation:class="title" presentation:user-transformed="true">
          <draw:text-box>
            <text:p>Other ways threads can step on each other's toes</text:p>
          </draw:text-box>
        </draw:frame>
        <draw:frame presentation:style-name="pr6" draw:layer="layout" svg:width="25.188cm" svg:height="12.734cm" svg:x="1.905cm" svg:y="5.08cm" presentation:class="outline" presentation:user-transformed="true">
          <draw:text-box>
            <text:list text:style-name="L7">
              <text:list-item>
                <text:p><text:span text:style-name="T23"><text:s/></text:span><text:span text:style-name="T23">Working with the same global variable</text:span></text:p>
              </text:list-item>
            </text:list>
            <text:list text:style-name="L1">
              <text:list-item>
                <text:list>
                  <text:list-item>
                    <text:p text:style-name="P30"><text:span text:style-name="T28">(Just covered)</text:span></text:p>
                  </text:list-item>
                </text:list>
              </text:list-item>
            </text:list>
            <text:list text:style-name="L7">
              <text:list-item>
                <text:p><text:s/><text:span text:style-name="T23">Working with the same static var within a fnc</text:span><text:span text:style-name="T29">.</text:span></text:p>
              </text:list-item>
            </text:list>
            <text:list text:style-name="L1">
              <text:list-item>
                <text:list>
                  <text:list-item>
                    <text:p><text:span text:style-name="T2">Can </text:span><text:span text:style-name="T3">you</text:span><text:span text:style-name="T2"> think of an example?</text:span></text:p>
                  </text:list-item>
                </text:list>
              </text:list-item>
            </text:list>
            <text:list text:style-name="L7">
              <text:list-item>
                <text:p><text:span text:style-name="T2"><text:s/></text:span><text:span text:style-name="T29">A function returning a pointer to a static var.</text:span></text:p>
              </text:list-item>
            </text:list>
            <text:list text:style-name="L1">
              <text:list-item>
                <text:list>
                  <text:list-item>
                    <text:p><text:span text:style-name="T2">Can </text:span><text:span text:style-name="T3">you</text:span><text:span text:style-name="T2"> think of an example?</text:span></text:p>
                  </text:list-item>
                </text:list>
              </text:list-item>
            </text:list>
            <text:list text:style-name="L7">
              <text:list-item>
                <text:p><text:span text:style-name="T2"><text:s/></text:span><text:span text:style-name="T29">Calling a thread-unsafe function.</text:span></text:p>
              </text:list-item>
            </text:list>
            <text:list text:style-name="L1">
              <text:list-item>
                <text:list>
                  <text:list-item>
                    <text:p><text:span text:style-name="T2">Can </text:span><text:span text:style-name="T3">you</text:span><text:span text:style-name="T2"> think of an examp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Functions: safe and unsafe</text:p>
          </draw:text-box>
        </draw:frame>
        <draw:frame presentation:style-name="pr6" draw:layer="layout" svg:width="25.823cm" svg:height="13.474cm" svg:x="0.635cm" svg:y="3.81cm" presentation:class="outline" presentation:user-transformed="true">
          <draw:text-box>
            <text:list text:style-name="L1">
              <text:list-item>
                <text:p text:style-name="P10"><text:span text:style-name="T23">Reentrant functions call no shared variables</text:span></text:p>
                <text:list>
                  <text:list-item>
                    <text:p>Always thread safe</text:p>
                  </text:list-item>
                </text:list>
              </text:list-item>
              <text:list-item>
                <text:p text:style-name="P10"><text:span text:style-name="T30">Most standard C Library functions are thread safe</text:span></text:p>
                <text:list>
                  <text:list-item>
                    <text:p><text:span text:style-name="T8">e.g</text:span>. printf(), malloc()</text:p>
                  </text:list-item>
                </text:list>
              </text:list-item>
              <text:list-item>
                <text:p text:style-name="P10"><text:span text:style-name="T23">Unsafe to safe</text:span></text:p>
                <text:list>
                  <text:list-item>
                    <text:p text:style-name="P31">asctime() (<text:span text:style-name="T31">unsafe!</text:span>) <text:s text:c="2"/><text:tab/><text:tab/><text:tab/>asctime_r() (<text:span text:style-name="T31">safe!</text:span>)</text:p>
                  </text:list-item>
                  <text:list-item>
                    <text:p text:style-name="P31">ctime() (<text:span text:style-name="T31">unsafe!</text:span>) <text:s text:c="2"/><text:tab/><text:tab/><text:tab/><text:tab/>ctime_r() (<text:span text:style-name="T31">safe!</text:span>)</text:p>
                  </text:list-item>
                  <text:list-item>
                    <text:p text:style-name="P31">gethostbyaddr() (<text:span text:style-name="T31">unsafe!</text:span>)<text:tab/><text:tab/>gethostbyaddr_r()(<text:span text:style-name="T31">safe!</text:span>)</text:p>
                  </text:list-item>
                  <text:list-item>
                    <text:p text:style-name="P31">inet_ntoa(<text:span text:style-name="T31">unsafe!</text:span>) <text:s text:c="2"/><text:tab/><text:tab/><text:tab/><text:span text:style-name="T31">NO SAFE VERSION!</text:span></text:p>
                  </text:list-item>
                  <text:list-item>
                    <text:p text:style-name="P31">localtime() (<text:span text:style-name="T31">unsafe!</text:span>) <text:s text:c="2"/><text:tab/><text:tab/><text:tab/>localtime_r() (<text:span text:style-name="T31">safe!</text:span>)</text:p>
                  </text:list-item>
                  <text:list-item>
                    <text:p text:style-name="P32">rand() (<text:span text:style-name="T31">unsafe!</text:span>) <text:s text:c="2"/><text:tab/><text:tab/><text:tab/><text:tab/>rand_r() (<text:span text:style-name="T31">safe!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The semaphore solution</text:p>
          </draw:text-box>
        </draw:frame>
        <draw:frame presentation:style-name="pr6" draw:layer="layout" svg:width="26.035cm" svg:height="15.846cm" svg:x="1.27cm" svg:y="3.81cm" presentation:class="outline" presentation:user-transformed="true">
          <draw:text-box>
            <text:list text:style-name="L1">
              <text:list-item>
                <text:p text:style-name="P10"><text:span text:style-name="T32">Classic solution</text:span><text:span text:style-name="T29">: Dijkstra's P and V operations on </text:span><text:span text:style-name="T32">semaphores.</text:span></text:p>
                <text:list>
                  <text:list-item>
                    <text:p text:style-name="P9"><text:span text:style-name="T33">semaphore:</text:span><text:span text:style-name="T3"> </text:span><text:span text:style-name="T2"><text:s/>non-negative integer synchronization variable.</text:span></text:p>
                    <text:list>
                      <text:list-item>
                        <text:p text:style-name="P9"><text:span text:style-name="T2">sem_wait(s): [ </text:span><text:span text:style-name="T34">while(s==0) wait(); s--; </text:span><text:span text:style-name="T2">]</text:span></text:p>
                        <text:list>
                          <text:list-item>
                            <text:p text:style-name="P9"><text:span text:style-name="T2">Originally named P(), Dutch for "Proberen" (test)</text:span></text:p>
                          </text:list-item>
                        </text:list>
                      </text:list-item>
                      <text:list-item>
                        <text:p text:style-name="P9"><text:span text:style-name="T2">sem_post(s): [ </text:span><text:span text:style-name="T34">s++; </text:span><text:span text:style-name="T2">]</text:span></text:p>
                        <text:list>
                          <text:list-item>
                            <text:p><text:span text:style-name="T2">Originally named V(), Dutch for "Verhogen" (increment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29">OS guarantees that operations between brackets [ ] are executed indivisibly.</text:span></text:p>
                    <text:list>
                      <text:list-item>
                        <text:p text:style-name="P9"><text:span text:style-name="T2">Only one P or V operation at a time can modify s.</text:span></text:p>
                      </text:list-item>
                      <text:list-item>
                        <text:p><text:span text:style-name="T2">When </text:span><text:span text:style-name="T34">while</text:span><text:span text:style-name="T2"> loop in P terminates, only that P can decrement s.</text:span></text:p>
                      </text:list-item>
                    </text:list>
                  </text:list-item>
                </text:list>
              </text:list-item>
              <text:list-item>
                <text:p><text:span text:style-name="T35">Semaphore invariant: </text:span><text:span text:style-name="T33">(s &gt;= 0)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(1) POSIX Semaphores</text:p>
          </draw:text-box>
        </draw:frame>
        <draw:frame presentation:style-name="pr6" draw:layer="layout" svg:width="25.188cm" svg:height="13.688cm" svg:x="0.868cm" svg:y="4.425cm" presentation:class="outline" presentation:user-transformed="true">
          <draw:text-box>
            <text:list text:style-name="L1">
              <text:list-item>
                <text:p>What to include:</text:p>
                <text:list>
                  <text:list-item>
                    <text:p text:style-name="P30"><text:span text:style-name="T36">#include &lt;semaphore.h&gt;</text:span></text:p>
                  </text:list-item>
                </text:list>
              </text:list-item>
              <text:list-item>
                <text:p><text:span text:style-name="T30">Types and functions:</text:span></text:p>
                <text:list>
                  <text:list-item>
                    <text:p><text:span text:style-name="T37">sem_t semaphore;</text:span></text:p>
                  </text:list-item>
                  <text:list-item>
                    <text:p><text:span text:style-name="T37">sem_init(sem_t* semPtr, int flag, int value)</text:span></text:p>
                    <text:list>
                      <text:list-item>
                        <text:p>Initialize pointed-to semaphore, with <text:span text:style-name="T37">value</text:span>, if <text:span text:style-name="T37">flag</text:span> == 1 then semaphore can be forked</text:p>
                      </text:list-item>
                    </text:list>
                  </text:list-item>
                  <text:list-item>
                    <text:p><text:span text:style-name="T37">sem_destroy(sem_t* semPtr)</text:span></text:p>
                    <text:list>
                      <text:list-item>
                        <text:p>Destroy pointed-to semaphore. <text:s/>If it's negative then block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OSIX Semaphores, cont'd</text:p>
          </draw:text-box>
        </draw:frame>
        <draw:frame presentation:style-name="pr6" draw:layer="layout" svg:width="25.188cm" svg:height="11.678cm" svg:x="1.313cm" svg:y="4.47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37">sem_wait(sem_t* semPtr)</text:span></text:p>
                    <text:list>
                      <text:list-item>
                        <text:p>Decrement pointed-to semaphore. <text:s/>If it's negative then block.</text:p>
                      </text:list-item>
                    </text:list>
                  </text:list-item>
                  <text:list-item>
                    <text:p><text:span text:style-name="T37">sem_post(sem_t* semPtr)</text:span></text:p>
                    <text:list>
                      <text:list-item>
                        <text:p>Increment pointed-to semaphore. <text:s text:c="2"/>Wake one blocked process if any.</text:p>
                      </text:list-item>
                    </text:list>
                  </text:list-item>
                  <text:list-item>
                    <text:p><text:span text:style-name="T37">sem_getvalue(sem_t* semPtr, int* valuePtr)</text:span></text:p>
                    <text:list>
                      <text:list-item>
                        <text:p>Get value of pointed to semaphor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POSIX semaphore solution</text:p>
          </draw:text-box>
        </draw:frame>
        <draw:rect draw:style-name="gr3" draw:text-style-name="P25" draw:layer="layout" svg:width="11.43cm" svg:height="13.97cm" svg:x="1.27cm" svg:y="5.715cm">
          <text:p text:style-name="P24"><text:span text:style-name="T38">sem_t <text:s text:c="10"/>sem;</text:span></text:p>
          <text:p text:style-name="P24"><text:span text:style-name="T38"/></text:p>
          <text:p text:style-name="P24"><text:span text:style-name="T22">/* P operation on semaphore sem */</text:span></text:p>
          <text:p text:style-name="P24"><text:span text:style-name="T22">void P(sem_t *semPtr) <text:s/>{</text:span></text:p>
          <text:p text:style-name="P24"><text:span text:style-name="T22"><text:s text:c="2"/></text:span><text:span text:style-name="T22">if (</text:span><text:span text:style-name="T38">sem_wait(semPtr)</text:span><text:span text:style-name="T22">) <text:s/>{</text:span></text:p>
          <text:p text:style-name="P24"><text:span text:style-name="T22"><text:s text:c="4"/></text:span><text:span text:style-name="T22">fputs("sem_wait error\n",stderr);</text:span></text:p>
          <text:p text:style-name="P24"><text:span text:style-name="T22"><text:s text:c="4"/></text:span><text:span text:style-name="T22">exit(-1);</text:span></text:p>
          <text:p text:style-name="P24"><text:span text:style-name="T22"><text:s text:c="4"/></text:span><text:span text:style-name="T22">}</text:span></text:p>
          <text:p text:style-name="P24"><text:span text:style-name="T22">}</text:span></text:p>
          <text:p text:style-name="P24"><text:span text:style-name="T22"/></text:p>
          <text:p text:style-name="P24"><text:span text:style-name="T22">/* V operation on semaphore sem */</text:span></text:p>
          <text:p text:style-name="P24"><text:span text:style-name="T22">void V(sem_t *semPtr) <text:s/>{</text:span></text:p>
          <text:p text:style-name="P24"><text:span text:style-name="T22"><text:s text:c="2"/></text:span><text:span text:style-name="T22">if (</text:span><text:span text:style-name="T38">sem_post(semPtr)</text:span><text:span text:style-name="T22">) <text:s/>{</text:span></text:p>
          <text:p text:style-name="P24"><text:span text:style-name="T22"><text:s text:c="4"/></text:span><text:span text:style-name="T22">fputs("sem_post error\n",stderr);</text:span></text:p>
          <text:p text:style-name="P24"><text:span text:style-name="T22"><text:s text:c="4"/></text:span><text:span text:style-name="T22">exit(-1);</text:span></text:p>
          <text:p text:style-name="P24"><text:span text:style-name="T22"><text:s text:c="4"/></text:span><text:span text:style-name="T22">}</text:span></text:p>
          <text:p text:style-name="P24"><text:span text:style-name="T22">}</text:span></text:p>
          <text:p text:style-name="P24"><text:span text:style-name="T22"/></text:p>
        </draw:rect>
        <draw:rect draw:style-name="gr3" draw:text-style-name="P25" draw:layer="layout" svg:width="11.43cm" svg:height="13.97cm" svg:x="13.97cm" svg:y="5.715cm">
          <text:p text:style-name="P24"><text:span text:style-name="T22">/* thread routine */</text:span></text:p>
          <text:p text:style-name="P24"><text:span text:style-name="T22">void *count(void *arg) <text:s/>{</text:span></text:p>
          <text:p text:style-name="P24"><text:span text:style-name="T22"><text:s text:c="4"/></text:span><text:span text:style-name="T22">int i;</text:span></text:p>
          <text:p text:style-name="P24"><text:span text:style-name="T22"><text:s text:c="4"/></text:span><text:span text:style-name="T22">for (i=0; i&lt;NUM_ITERS; i++) <text:s text:c="2"/>{</text:span></text:p>
          <text:p text:style-name="P24"><text:span text:style-name="T22"><text:s text:c="8"/></text:span><text:span text:style-name="T38">P(&amp;sem);</text:span></text:p>
          <text:p text:style-name="P24"><text:span text:style-name="T22"><text:s text:c="8"/></text:span><text:span text:style-name="T22">cnt++;</text:span></text:p>
          <text:p text:style-name="P24"><text:span text:style-name="T22"><text:s text:c="8"/></text:span><text:span text:style-name="T38">V(&amp;sem);</text:span></text:p>
          <text:p text:style-name="P24"><text:span text:style-name="T22"><text:s text:c="8"/></text:span><text:span text:style-name="T22">}</text:span></text:p>
          <text:p text:style-name="P24"><text:span text:style-name="T22"><text:s text:c="4"/></text:span><text:span text:style-name="T22">return NULL;</text:span></text:p>
          <text:p text:style-name="P24"><text:span text:style-name="T22">}</text:span></text:p>
          <text:p text:style-name="P24"><text:span text:style-name="T22"/></text:p>
          <text:p text:style-name="P24"><text:span text:style-name="T22"/></text:p>
          <text:p text:style-name="P24"><text:span text:style-name="T22">/* in main */</text:span></text:p>
          <text:p text:style-name="P24"><text:span text:style-name="T22">. . .</text:span></text:p>
          <text:p text:style-name="P24"><text:span text:style-name="T22">/* initialize sem to 1 */</text:span></text:p>
          <text:p text:style-name="P24"><text:span text:style-name="T22"><text:s text:c="4"/></text:span><text:span text:style-name="T22">if (</text:span><text:span text:style-name="T38">sem_init(&amp;sem, 0, 1)</text:span><text:span text:style-name="T22"> &lt; 0) <text:s text:c="2"/>{</text:span></text:p>
          <text:p text:style-name="P24"><text:span text:style-name="T22"><text:s text:c="8"/></text:span><text:span text:style-name="T22">fputs("sem_init error\n",stderr);</text:span></text:p>
          <text:p text:style-name="P24"><text:span text:style-name="T22"><text:s text:c="8"/></text:span><text:span text:style-name="T22">exit(1);</text:span></text:p>
          <text:p text:style-name="P24"><text:span text:style-name="T22"><text:s text:c="8"/></text:span><text:span text:style-name="T22">}</text:span></text:p>
        </draw:rect>
        <presentation:notes draw:style-name="dp2">
          <draw:page-thumbnail draw:style-name="gr2" draw:layer="layout" svg:width="14.838cm" svg:height="11.127cm" svg:x="3.074cm" svg:y="2.258cm" draw:page-number="2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(2) <text:span text:style-name="T39">pthread_mutex</text:span> solution</text:p>
          </draw:text-box>
        </draw:frame>
        <draw:frame presentation:style-name="pr6" draw:layer="layout" svg:width="25.188cm" svg:height="13.211cm" svg:x="1.482cm" svg:y="5.08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23">pthread_mutex_t <text:s text:c="4"/>lock</text:span></text:p>
                  </text:list-item>
                  <text:list-item>
                    <text:p><text:span text:style-name="T23">pthread_mutex_init(addressOfLock,NULL)</text:span></text:p>
                    <text:list>
                      <text:list-item>
                        <text:p>Makes a lock and initializes it to default values.</text:p>
                      </text:list-item>
                    </text:list>
                  </text:list-item>
                  <text:list-item>
                    <text:p><text:span text:style-name="T23">pthread_mutex_destroy(addressOfLock)</text:span></text:p>
                    <text:list>
                      <text:list-item>
                        <text:p>Makes a lock and initializes it to default values.</text:p>
                      </text:list-item>
                    </text:list>
                  </text:list-item>
                  <text:list-item>
                    <text:p><text:span text:style-name="T23">pthread_mutex_lock(address of lock)</text:span></text:p>
                    <text:list>
                      <text:list-item>
                        <text:p>Blocks thread until lock obtained, then obtains lock and blocks other threads until lock released.</text:p>
                      </text:list-item>
                    </text:list>
                  </text:list-item>
                  <text:list-item>
                    <text:p><text:span text:style-name="T23">pthread_mutex_unlock(address of lock)</text:span></text:p>
                    <text:list>
                      <text:list-item>
                        <text:p>Releases lock allowing other threads to obtain i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<text:span text:style-name="T39">pthread_mutex</text:span> solution</text:p>
          </draw:text-box>
        </draw:frame>
        <draw:rect draw:style-name="gr3" draw:text-style-name="P25" draw:layer="layout" svg:width="12.7cm" svg:height="12.7cm" svg:x="1.27cm" svg:y="6.35cm">
          <text:p text:style-name="P24"><text:span text:style-name="T38">pthread_mutex_t cnt_lock;</text:span></text:p>
          <text:p text:style-name="P24"><text:span text:style-name="T38"/></text:p>
          <text:p text:style-name="P24"><text:span text:style-name="T22">/* thread routine */</text:span></text:p>
          <text:p text:style-name="P24"><text:span text:style-name="T22">void *count(void *arg) <text:s/>{</text:span></text:p>
          <text:p text:style-name="P24"><text:span text:style-name="T22"><text:s text:c="4"/></text:span><text:span text:style-name="T22">pthread_mutex_t* mutexLockPtr;</text:span></text:p>
          <text:p text:style-name="P24"><text:span text:style-name="T22"><text:s text:c="4"/></text:span><text:span text:style-name="T22">mutexLockPtr = (pthread_mutex_t*)arg;</text:span></text:p>
          <text:p text:style-name="P24"><text:span text:style-name="T22"/></text:p>
          <text:p text:style-name="P24"><text:span text:style-name="T22"><text:s text:c="4"/></text:span><text:span text:style-name="T22">for (int i=0; i&lt;NUM_ITERS; i++) {</text:span></text:p>
          <text:p text:style-name="P24"><text:span text:style-name="T22"><text:s text:c="8"/></text:span><text:span text:style-name="T38">pthread_mutex_lock</text:span><text:span text:style-name="T22">(mutexLockPtr);</text:span></text:p>
          <text:p text:style-name="P24"><text:span text:style-name="T22"><text:s text:c="8"/></text:span><text:span text:style-name="T22">cnt++;</text:span></text:p>
          <text:p text:style-name="P24"><text:span text:style-name="T22"><text:s text:c="8"/></text:span><text:span text:style-name="T38">pthread_mutex_unlock</text:span><text:span text:style-name="T22">(mutexLockPtr);</text:span></text:p>
          <text:p text:style-name="P24"><text:span text:style-name="T22"><text:s text:c="8"/></text:span><text:span text:style-name="T22">}</text:span></text:p>
          <text:p text:style-name="P24"><text:span text:style-name="T22"><text:s text:c="4"/></text:span><text:span text:style-name="T22">return NULL;</text:span></text:p>
          <text:p text:style-name="P24"><text:span text:style-name="T22">}</text:span></text:p>
          <text:p text:style-name="P24"><text:span text:style-name="T22"/></text:p>
          <text:p text:style-name="P24"><text:span text:style-name="T22">/* in main() */</text:span></text:p>
          <text:p text:style-name="P24"><text:span text:style-name="T22">. . .</text:span></text:p>
          <text:p text:style-name="P24"><text:span text:style-name="T38">pthread_mutex_init(&amp;cnt_lock,NULL);</text:span></text:p>
        </draw:rect>
        <draw:rect draw:style-name="gr3" draw:text-style-name="P25" draw:layer="layout" svg:width="12.7cm" svg:height="12.7cm" svg:x="14.605cm" svg:y="6.35cm">
          <text:p text:style-name="P24"><text:span text:style-name="T22">[jphillips@localhost]$ bettercnt 10</text:span></text:p>
          <text:p text:style-name="P24"><text:span text:style-name="T22">Should be 20 is 20</text:span></text:p>
          <text:p text:style-name="P24"><text:span text:style-name="T22">[jphillips@localhost]$ bettercnt 100</text:span></text:p>
          <text:p text:style-name="P24"><text:span text:style-name="T22">Should be 200 is 200</text:span></text:p>
          <text:p text:style-name="P24"><text:span text:style-name="T22">[jphillips@localhost]$ bettercnt 1000</text:span></text:p>
          <text:p text:style-name="P24"><text:span text:style-name="T22">Should be 2000 is 2000</text:span></text:p>
          <text:p text:style-name="P24"><text:span text:style-name="T22">[jphillips@localhost]$ bettercnt 10000</text:span></text:p>
          <text:p text:style-name="P24"><text:span text:style-name="T22">Should be 20000 is 20000</text:span></text:p>
          <text:p text:style-name="P24"><text:span text:style-name="T22">[jphillips@localhost]$ bettercnt 100000</text:span></text:p>
          <text:p text:style-name="P24"><text:span text:style-name="T22">Should be 200000 is 200000</text:span></text:p>
          <text:p text:style-name="P24"><text:span text:style-name="T22">[jphillips@localhost]$ bettercnt 1000000</text:span></text:p>
          <text:p text:style-name="P24"><text:span text:style-name="T22">Should be 2000000 is 2000000</text:span></text:p>
          <text:p text:style-name="P24"><text:span text:style-name="T22">[jphillips@localhost]$ bettercnt 10000000</text:span></text:p>
          <text:p text:style-name="P24"><text:span text:style-name="T22">Should be 20000000 is 20000000</text:span></text:p>
          <text:p text:style-name="P24"><text:span text:style-name="T22">[jphillips@localhost]$ bettercnt 100000000</text:span></text:p>
          <text:p text:style-name="P24"><text:span text:style-name="T22">Should be 200000000 is 200000000</text:span></text:p>
          <text:p text:style-name="P24"><text:span text:style-name="T22"/></text:p>
        </draw:rect>
        <presentation:notes draw:style-name="dp2">
          <draw:page-thumbnail draw:style-name="gr2" draw:layer="layout" svg:width="14.838cm" svg:height="11.127cm" svg:x="3.074cm" svg:y="2.258cm" draw:page-number="2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roducer-Consumer</text:p>
          </draw:text-box>
        </draw:frame>
        <draw:frame presentation:style-name="pr6" draw:text-style-name="P34" draw:layer="layout" svg:width="25.188cm" svg:height="17.111cm" svg:x="0.961cm" svg:y="3.761cm" presentation:class="outline" presentation:user-transformed="true">
          <draw:text-box>
            <text:list text:style-name="L1">
              <text:list-item>
                <text:p text:style-name="P33"><text:span text:style-name="T40">One or more threads produce something</text:span></text:p>
                <text:list>
                  <text:list-item>
                    <text:p text:style-name="P34"><text:span text:style-name="T41">Place in buffer</text:span></text:p>
                  </text:list-item>
                </text:list>
              </text:list-item>
              <text:list-item>
                <text:p text:style-name="P33"><text:span text:style-name="T40">One or more threads consume something</text:span></text:p>
                <text:list>
                  <text:list-item>
                    <text:p text:style-name="P34"><text:span text:style-name="T41">Retrieve from buffer</text:span></text:p>
                  </text:list-item>
                </text:list>
              </text:list-item>
              <text:list-item>
                <text:p text:style-name="P33"><text:span text:style-name="T42">Critical section</text:span></text:p>
                <text:list>
                  <text:list-item>
                    <text:p text:style-name="P34"><text:span text:style-name="T41">Access of pointers/indices for buffer</text:span></text:p>
                  </text:list-item>
                </text:list>
              </text:list-item>
              <text:list-item>
                <text:p text:style-name="P33"><text:span text:style-name="T42">Problem!</text:span></text:p>
                <text:list>
                  <text:list-item>
                    <text:p text:style-name="P35"><text:span text:style-name="T41">A </text:span><text:span text:style-name="T40">producer</text:span><text:span text:style-name="T41"> may gain access to a </text:span><text:span text:style-name="T42">full buffer</text:span></text:p>
                  </text:list-item>
                  <text:list-item>
                    <text:p text:style-name="P34"><text:span text:style-name="T41">A </text:span><text:span text:style-name="T40">consumer</text:span><text:span text:style-name="T41"> may gain access to an </text:span><text:span text:style-name="T42">empty buffer</text:span></text:p>
                  </text:list-item>
                </text:list>
              </text:list-item>
              <text:list-item>
                <text:p text:style-name="P33"><text:span text:style-name="T42">Oh no! <text:s/>An example in </text:span><text:span text:style-name="T43">C++</text:span><text:span text:style-name="T42">!</text:span></text:p>
                <text:list>
                  <text:list-item>
                    <text:p text:style-name="P35"><text:span text:style-name="T44">A buffer is an </text:span><text:span text:style-name="T45">object</text:span><text:span text:style-name="T44">.</text:span></text:p>
                  </text:list-item>
                  <text:list-item>
                    <text:p text:style-name="P35"><text:span text:style-name="T44">Make the </text:span><text:span text:style-name="T45">object</text:span><text:span text:style-name="T44"> thread-safe.</text:span></text:p>
                  </text:list-item>
                  <text:list-item>
                    <text:p text:style-name="P34"><text:span text:style-name="T44">Lessons </text:span><text:span text:style-name="T45">carry over to</text:span><text:span text:style-name="T44"> Java, C#, </text:span><text:span text:style-name="T46">etc</text:span><text:span text:style-name="T4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draw:frame presentation:style-name="pr10" draw:layer="layout" svg:width="21.89cm" svg:height="3.463cm" svg:x="2.002cm" svg:y="0.813cm" presentation:class="title">
          <draw:text-box>
            <text:p>Unsafe_Buffer.h</text:p>
          </draw:text-box>
        </draw:frame>
        <draw:frame presentation:style-name="pr11" draw:text-style-name="P36" draw:layer="layout" svg:width="12.688cm" svg:height="15.855cm" svg:x="1.905cm" svg:y="5.08cm" presentation:class="outline" presentation:user-transformed="true">
          <draw:text-box>
            <text:list text:style-name="L1">
              <text:list-item>
                <text:p text:style-name="P10"><text:span text:style-name="T47">class <text:s text:c="2"/>Buffer</text:span></text:p>
              </text:list-item>
              <text:list-item>
                <text:p text:style-name="P10"><text:span text:style-name="T47">{</text:span></text:p>
              </text:list-item>
              <text:list-item>
                <text:p text:style-name="P10"><text:span text:style-name="T47"><text:s text:c="2"/></text:span><text:span text:style-name="T47">enum { SIZE <text:s text:c="2"/>= 16 };</text:span></text:p>
              </text:list-item>
              <text:list-item>
                <text:p text:style-name="P10"><text:span text:style-name="T47"/></text:p>
              </text:list-item>
              <text:list-item>
                <text:p text:style-name="P10"><text:span text:style-name="T47"><text:s text:c="2"/></text:span><text:span text:style-name="T47">int <text:s text:c="2"/>array_[SIZE];</text:span></text:p>
              </text:list-item>
              <text:list-item>
                <text:p text:style-name="P10"><text:span text:style-name="T47"><text:s text:c="2"/></text:span><text:span text:style-name="T47">int <text:s text:c="2"/>inIndex_;</text:span></text:p>
              </text:list-item>
              <text:list-item>
                <text:p text:style-name="P10"><text:span text:style-name="T47"><text:s text:c="2"/></text:span><text:span text:style-name="T47">int <text:s text:c="2"/>outIndex_;</text:span></text:p>
              </text:list-item>
              <text:list-item>
                <text:p text:style-name="P10"><text:span text:style-name="T47"><text:s text:c="2"/></text:span><text:span text:style-name="T47">int <text:s text:c="2"/>numItems_;</text:span></text:p>
              </text:list-item>
              <text:list-item>
                <text:p text:style-name="P10"><text:span text:style-name="T47"/></text:p>
              </text:list-item>
              <text:list-item>
                <text:p text:style-name="P10"><text:span text:style-name="T47">public :</text:span></text:p>
              </text:list-item>
              <text:list-item>
                <text:p text:style-name="P10"><text:span text:style-name="T47"/></text:p>
              </text:list-item>
              <text:list-item>
                <text:p text:style-name="P10"><text:span text:style-name="T47"><text:s text:c="2"/></text:span><text:span text:style-name="T47">Buffer <text:s text:c="7"/>()</text:span></text:p>
              </text:list-item>
              <text:list-item>
                <text:p text:style-name="P10"><text:span text:style-name="T47"><text:s text:c="2"/></text:span><text:span text:style-name="T47">{</text:span></text:p>
              </text:list-item>
              <text:list-item>
                <text:p text:style-name="P10"><text:span text:style-name="T47"><text:s text:c="4"/></text:span><text:span text:style-name="T47">inIndex_ = outIndex_</text:span></text:p>
              </text:list-item>
              <text:list-item>
                <text:p text:style-name="P10"><text:span text:style-name="T47"><text:s text:c="6"/></text:span><text:span text:style-name="T47">= numItems_ = 0;</text:span></text:p>
              </text:list-item>
              <text:list-item>
                <text:p text:style-name="P10"><text:span text:style-name="T47"><text:s text:c="2"/></text:span><text:span text:style-name="T47">}</text:span></text:p>
              </text:list-item>
              <text:list-item>
                <text:p text:style-name="P10"><text:span text:style-name="T47"/></text:p>
              </text:list-item>
              <text:list-item>
                <text:p text:style-name="P10"><text:span text:style-name="T47"><text:s text:c="2"/></text:span><text:span text:style-name="T47">~Buffer <text:s text:c="6"/>()</text:span></text:p>
              </text:list-item>
              <text:list-item>
                <text:p text:style-name="P10"><text:span text:style-name="T47"><text:s text:c="2"/></text:span><text:span text:style-name="T47">{</text:span></text:p>
              </text:list-item>
              <text:list-item>
                <text:p text:style-name="P10"><text:span text:style-name="T47"><text:s text:c="2"/></text:span><text:span text:style-name="T47">}</text:span></text:p>
              </text:list-item>
              <text:list-item>
                <text:p text:style-name="P10"><text:span text:style-name="T47"/></text:p>
              </text:list-item>
            </text:list>
          </draw:text-box>
        </draw:frame>
        <draw:frame presentation:style-name="pr11" draw:text-style-name="P37" draw:layer="layout" svg:width="15.434cm" svg:height="15.855cm" svg:x="12.065cm" svg:y="5.08cm" presentation:class="outline" presentation:user-transformed="true">
          <draw:text-box>
            <text:list text:style-name="L1">
              <text:list-item>
                <text:p text:style-name="P10"><text:span text:style-name="T48"><text:s text:c="2"/></text:span><text:span text:style-name="T48">int <text:s text:c="2"/>getNumItems <text:s/>() const</text:span></text:p>
              </text:list-item>
              <text:list-item>
                <text:p text:style-name="P10"><text:span text:style-name="T48"><text:s text:c="2"/></text:span><text:span text:style-name="T48">{ return(numItems_); }</text:span></text:p>
              </text:list-item>
              <text:list-item>
                <text:p text:style-name="P10"><text:span text:style-name="T48"/></text:p>
              </text:list-item>
              <text:list-item>
                <text:p text:style-name="P10"><text:span text:style-name="T48"><text:s text:c="2"/></text:span><text:span text:style-name="T48">void <text:s/>putIn (int <text:s text:c="3"/>i)</text:span></text:p>
              </text:list-item>
              <text:list-item>
                <text:p text:style-name="P10"><text:span text:style-name="T48"><text:s text:c="2"/></text:span><text:span text:style-name="T48">{</text:span></text:p>
              </text:list-item>
              <text:list-item>
                <text:p text:style-name="P10"><text:span text:style-name="T48"><text:s text:c="4"/></text:span><text:span text:style-name="T48">while <text:s/>(getNumItems() &gt;= SIZE)</text:span></text:p>
              </text:list-item>
              <text:list-item>
                <text:p text:style-name="P10"><text:span text:style-name="T48"><text:s text:c="4"/></text:span><text:span text:style-name="T48">{</text:span></text:p>
              </text:list-item>
              <text:list-item>
                <text:p text:style-name="P10"><text:span text:style-name="T48"><text:s text:c="6"/></text:span><text:span text:style-name="T48">printf("Full! <text:s/>Waiting!\n");</text:span></text:p>
              </text:list-item>
              <text:list-item>
                <text:p text:style-name="P10"><text:span text:style-name="T48"><text:s text:c="6"/></text:span><text:span text:style-name="T48">usleep(10);</text:span></text:p>
              </text:list-item>
              <text:list-item>
                <text:p text:style-name="P10"><text:span text:style-name="T48"><text:s text:c="4"/></text:span><text:span text:style-name="T48">}</text:span></text:p>
              </text:list-item>
              <text:list-item>
                <text:p text:style-name="P10"><text:span text:style-name="T48"/></text:p>
              </text:list-item>
              <text:list-item>
                <text:p text:style-name="P10"><text:span text:style-name="T48"><text:s text:c="4"/></text:span><text:span text:style-name="T48">array_[inIndex_] = i;</text:span></text:p>
              </text:list-item>
              <text:list-item>
                <text:p text:style-name="P10"><text:span text:style-name="T48"><text:s text:c="4"/></text:span><text:span text:style-name="T48">countArray[array_[inIndex_]]++;</text:span></text:p>
              </text:list-item>
              <text:list-item>
                <text:p text:style-name="P10"><text:span text:style-name="T48"><text:s text:c="4"/></text:span><text:span text:style-name="T48">usleep(10 + rand() % 10);</text:span></text:p>
              </text:list-item>
              <text:list-item>
                <text:p text:style-name="P10"><text:span text:style-name="T48"><text:s text:c="4"/></text:span><text:span text:style-name="T48">inIndex_++;</text:span></text:p>
              </text:list-item>
              <text:list-item>
                <text:p text:style-name="P10"><text:span text:style-name="T48"><text:s text:c="4"/></text:span><text:span text:style-name="T48">numItems_++;</text:span></text:p>
              </text:list-item>
              <text:list-item>
                <text:p text:style-name="P10"><text:span text:style-name="T48"><text:s text:c="4"/></text:span><text:span text:style-name="T48">if <text:s/>(inIndex_ &gt;= SIZE)</text:span></text:p>
              </text:list-item>
              <text:list-item>
                <text:p text:style-name="P10"><text:span text:style-name="T48"><text:s text:c="6"/></text:span><text:span text:style-name="T48">inIndex_ = 0;</text:span></text:p>
              </text:list-item>
              <text:list-item>
                <text:p text:style-name="P10"><text:span text:style-name="T48"><text:s text:c="2"/></text:span><text:span text:style-name="T48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4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Unsafe_Buffer.h</text:p>
          </draw:text-box>
        </draw:frame>
        <draw:frame presentation:style-name="pr9" draw:text-style-name="P37" draw:layer="layout" svg:width="25.188cm" svg:height="15.819cm" svg:x="0.847cm" svg:y="4.445cm" presentation:class="outline" presentation:user-transformed="true">
          <draw:text-box>
            <text:list text:style-name="L1">
              <text:list-item>
                <text:p text:style-name="P10"><text:span text:style-name="T48"><text:s text:c="2"/></text:span><text:span text:style-name="T48">int <text:s text:c="2"/>pullOut ()</text:span></text:p>
              </text:list-item>
              <text:list-item>
                <text:p text:style-name="P10"><text:span text:style-name="T48"><text:s text:c="2"/></text:span><text:span text:style-name="T48">{</text:span></text:p>
              </text:list-item>
              <text:list-item>
                <text:p text:style-name="P10"><text:span text:style-name="T48"><text:s text:c="4"/></text:span><text:span text:style-name="T48">while <text:s/>(getNumItems() &lt;= 0)</text:span></text:p>
              </text:list-item>
              <text:list-item>
                <text:p text:style-name="P10"><text:span text:style-name="T48"><text:s text:c="4"/></text:span><text:span text:style-name="T48">{</text:span></text:p>
              </text:list-item>
              <text:list-item>
                <text:p text:style-name="P10"><text:span text:style-name="T48"><text:s text:c="6"/></text:span><text:span text:style-name="T48">printf("Empty! <text:s/>Waiting!\n");</text:span></text:p>
              </text:list-item>
              <text:list-item>
                <text:p text:style-name="P10"><text:span text:style-name="T48"><text:s text:c="6"/></text:span><text:span text:style-name="T48">usleep(10);</text:span></text:p>
              </text:list-item>
              <text:list-item>
                <text:p text:style-name="P10"><text:span text:style-name="T48"><text:s text:c="4"/></text:span><text:span text:style-name="T48">}</text:span></text:p>
              </text:list-item>
              <text:list-item>
                <text:p text:style-name="P10"><text:span text:style-name="T48"/></text:p>
              </text:list-item>
              <text:list-item>
                <text:p text:style-name="P10"><text:span text:style-name="T48"><text:s text:c="4"/></text:span><text:span text:style-name="T48">countArray[array_[outIndex_]]--;</text:span></text:p>
              </text:list-item>
              <text:list-item>
                <text:p text:style-name="P10"><text:span text:style-name="T48"><text:s text:c="4"/></text:span><text:span text:style-name="T48">int toReturn <text:s text:c="7"/>= array_[outIndex_];</text:span></text:p>
              </text:list-item>
              <text:list-item>
                <text:p text:style-name="P10"><text:span text:style-name="T48"><text:s text:c="4"/></text:span><text:span text:style-name="T48">usleep(10 + rand() % 10);</text:span></text:p>
              </text:list-item>
              <text:list-item>
                <text:p text:style-name="P10"><text:span text:style-name="T48"/></text:p>
              </text:list-item>
              <text:list-item>
                <text:p text:style-name="P10"><text:span text:style-name="T48"><text:s text:c="4"/></text:span><text:span text:style-name="T48">outIndex_++;</text:span></text:p>
              </text:list-item>
              <text:list-item>
                <text:p text:style-name="P10"><text:span text:style-name="T48"><text:s text:c="4"/></text:span><text:span text:style-name="T48">numItems_--;</text:span></text:p>
              </text:list-item>
              <text:list-item>
                <text:p text:style-name="P10"><text:span text:style-name="T48"><text:s text:c="4"/></text:span><text:span text:style-name="T48">if <text:s/>(outIndex_ &gt;= SIZE)</text:span></text:p>
              </text:list-item>
              <text:list-item>
                <text:p text:style-name="P10"><text:span text:style-name="T48"><text:s text:c="6"/></text:span><text:span text:style-name="T48">outIndex_ = 0;</text:span></text:p>
              </text:list-item>
              <text:list-item>
                <text:p text:style-name="P10"><text:span text:style-name="T48"/></text:p>
              </text:list-item>
              <text:list-item>
                <text:p text:style-name="P10"><text:span text:style-name="T48"><text:s text:c="4"/></text:span><text:span text:style-name="T48">return(toReturn);</text:span></text:p>
              </text:list-item>
              <text:list-item>
                <text:p text:style-name="P10"><text:span text:style-name="T48"><text:s text:c="2"/></text:span><text:span text:style-name="T48">}</text:span></text:p>
              </text:list-item>
              <text:list-item>
                <text:p text:style-name="P10"><text:span text:style-name="T48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5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roducerConsumer.cpp</text:p>
          </draw:text-box>
        </draw:frame>
        <draw:frame presentation:style-name="pr13" draw:text-style-name="P38" draw:layer="layout" svg:width="25.188cm" svg:height="14.245cm" svg:x="1.482cm" svg:y="5.08cm" presentation:class="outline" presentation:user-transformed="true">
          <draw:text-box>
            <text:list text:style-name="L1">
              <text:list-item>
                <text:p text:style-name="P10"><text:span text:style-name="T49">#include <text:s text:c="7"/>&lt;stdlib.h&gt;</text:span></text:p>
              </text:list-item>
              <text:list-item>
                <text:p text:style-name="P10"><text:span text:style-name="T49">#include <text:s text:c="7"/>&lt;stdio.h&gt;</text:span></text:p>
              </text:list-item>
              <text:list-item>
                <text:p text:style-name="P10"><text:span text:style-name="T49">#include <text:s text:c="7"/>&lt;unistd.h&gt;</text:span></text:p>
              </text:list-item>
              <text:list-item>
                <text:p text:style-name="P10"><text:span text:style-name="T49">#include <text:s text:c="7"/>&lt;pthread.h&gt;</text:span></text:p>
              </text:list-item>
              <text:list-item>
                <text:p text:style-name="P10"><text:span text:style-name="T49">int* <text:s text:c="11"/>countArray;</text:span></text:p>
              </text:list-item>
              <text:list-item>
                <text:p text:style-name="P10"><text:span text:style-name="T49">#include <text:s text:c="7"/>"Unsafe_Buffer.h"</text:span></text:p>
              </text:list-item>
              <text:list-item>
                <text:p text:style-name="P10"><text:span text:style-name="T49"><text:s text:c="2"/></text:span></text:p>
              </text:list-item>
              <text:list-item>
                <text:p text:style-name="P10"><text:span text:style-name="T49">const int <text:s text:c="6"/>NUM_INTEGERS_TO_BUFFER <text:s/>= 0x1000;</text:span></text:p>
              </text:list-item>
              <text:list-item>
                <text:p text:style-name="P10"><text:span text:style-name="T49"><text:s text:c="4"/></text:span></text:p>
              </text:list-item>
              <text:list-item>
                <text:p text:style-name="P10"><text:span text:style-name="T49">void* <text:s text:c="2"/>stuffIntegersIn (void* <text:s/>vPtr)</text:span></text:p>
              </text:list-item>
              <text:list-item>
                <text:p text:style-name="P10"><text:span text:style-name="T49">{ <text:s text:c="4"/></text:span></text:p>
              </text:list-item>
              <text:list-item>
                <text:p text:style-name="P10"><text:span text:style-name="T49"><text:s text:c="2"/></text:span><text:span text:style-name="T49">for <text:s/>(int i = 0; <text:s/>i &lt; NUM_INTEGERS_TO_BUFFER; <text:s/>i++)</text:span></text:p>
              </text:list-item>
              <text:list-item>
                <text:p text:style-name="P10"><text:span text:style-name="T49"><text:s text:c="4"/></text:span><text:span text:style-name="T49">((Buffer*)vPtr)-&gt;putIn(i);</text:span></text:p>
              </text:list-item>
              <text:list-item>
                <text:p text:style-name="P10"><text:span text:style-name="T49"><text:s text:c="4"/></text:span></text:p>
              </text:list-item>
              <text:list-item>
                <text:p text:style-name="P10"><text:span text:style-name="T49"><text:s text:c="2"/></text:span><text:span text:style-name="T49">return(NULL);</text:span></text:p>
              </text:list-item>
              <text:list-item>
                <text:p text:style-name="P10"><text:span text:style-name="T49">} <text:s text:c="2"/></text:span></text:p>
              </text:list-item>
              <text:list-item>
                <text:p text:style-name="P10"><text:span text:style-name="T49"><text:s text:c="4"/></text:span></text:p>
              </text:list-item>
              <text:list-item>
                <text:p text:style-name="P10"><text:span text:style-name="T49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6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roducerConsumer.cpp</text:p>
          </draw:text-box>
        </draw:frame>
        <draw:frame presentation:style-name="pr13" draw:text-style-name="P38" draw:layer="layout" svg:width="25.188cm" svg:height="13.938cm" svg:x="1.482cm" svg:y="5.08cm" presentation:class="outline" presentation:user-transformed="true">
          <draw:text-box>
            <text:list text:style-name="L1">
              <text:list-item>
                <text:p text:style-name="P10"><text:span text:style-name="T49">void* <text:s text:c="2"/>pullIntegersOut (void* <text:s/>vPtr)</text:span></text:p>
              </text:list-item>
              <text:list-item>
                <text:p text:style-name="P10"><text:span text:style-name="T49">{</text:span></text:p>
              </text:list-item>
              <text:list-item>
                <text:p text:style-name="P10"><text:span text:style-name="T49"><text:s text:c="2"/></text:span><text:span text:style-name="T49">for <text:s/>(int i = 0; <text:s/>i &lt; NUM_INTEGERS_TO_BUFFER; <text:s/>i++)</text:span></text:p>
              </text:list-item>
              <text:list-item>
                <text:p text:style-name="P10"><text:span text:style-name="T49"><text:s text:c="2"/></text:span><text:span text:style-name="T49">{</text:span></text:p>
              </text:list-item>
              <text:list-item>
                <text:p text:style-name="P10"><text:span text:style-name="T49"><text:s text:c="4"/></text:span><text:span text:style-name="T49">int j = ((Buffer*)vPtr)-&gt;pullOut();</text:span></text:p>
              </text:list-item>
              <text:list-item>
                <text:p text:style-name="P10"><text:span text:style-name="T49"/></text:p>
              </text:list-item>
              <text:list-item>
                <text:p text:style-name="P10"><text:span text:style-name="T49"><text:s text:c="4"/></text:span><text:span text:style-name="T49">printf("Trial %d got %d.\n",i,j);</text:span></text:p>
              </text:list-item>
              <text:list-item>
                <text:p text:style-name="P10"><text:span text:style-name="T49"><text:s text:c="4"/></text:span><text:span text:style-name="T49">fflush(stdout);</text:span></text:p>
              </text:list-item>
              <text:list-item>
                <text:p text:style-name="P10"><text:span text:style-name="T49"><text:s text:c="2"/></text:span><text:span text:style-name="T49">}</text:span></text:p>
              </text:list-item>
              <text:list-item>
                <text:p text:style-name="P10"><text:span text:style-name="T49"/></text:p>
              </text:list-item>
              <text:list-item>
                <text:p text:style-name="P10"><text:span text:style-name="T49"><text:s text:c="2"/></text:span><text:span text:style-name="T49">return(NULL);</text:span></text:p>
              </text:list-item>
              <text:list-item>
                <text:p text:style-name="P10"><text:span text:style-name="T49">}</text:span></text:p>
              </text:list-item>
              <text:list-item>
                <text:p text:style-name="P10"><text:span text:style-name="T49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7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roducerConsumer.cpp</text:p>
          </draw:text-box>
        </draw:frame>
        <draw:frame presentation:style-name="pr13" draw:text-style-name="P38" draw:layer="layout" svg:width="25.188cm" svg:height="13.938cm" svg:x="1.482cm" svg:y="5.08cm" presentation:class="outline" presentation:user-transformed="true">
          <draw:text-box>
            <text:list text:style-name="L1">
              <text:list-item>
                <text:p text:style-name="P10"><text:span text:style-name="T49">int <text:s text:c="4"/>main <text:s text:c="3"/>()</text:span></text:p>
              </text:list-item>
              <text:list-item>
                <text:p text:style-name="P10"><text:span text:style-name="T49">{</text:span></text:p>
              </text:list-item>
              <text:list-item>
                <text:p text:style-name="P10"><text:span text:style-name="T49"><text:s text:c="2"/></text:span><text:span text:style-name="T49">pthread_t <text:s text:c="4"/>producer0;</text:span></text:p>
              </text:list-item>
              <text:list-item>
                <text:p text:style-name="P10"><text:span text:style-name="T49"><text:s text:c="2"/></text:span><text:span text:style-name="T49">pthread_t <text:s text:c="4"/>producer1;</text:span></text:p>
              </text:list-item>
              <text:list-item>
                <text:p text:style-name="P10"><text:span text:style-name="T49"><text:s text:c="2"/></text:span><text:span text:style-name="T49">pthread_t <text:s text:c="4"/>consumer0;</text:span></text:p>
              </text:list-item>
              <text:list-item>
                <text:p text:style-name="P10"><text:span text:style-name="T49"><text:s text:c="2"/></text:span><text:span text:style-name="T49">pthread_t <text:s text:c="4"/>consumer1;</text:span></text:p>
              </text:list-item>
              <text:list-item>
                <text:p text:style-name="P10"><text:span text:style-name="T49"><text:s text:c="2"/></text:span><text:span text:style-name="T49">Buffer <text:s text:c="7"/>buffer;</text:span></text:p>
              </text:list-item>
              <text:list-item>
                <text:p text:style-name="P10"><text:span text:style-name="T49"><text:s text:c="2"/></text:span><text:span text:style-name="T49">countArray <text:s text:c="3"/>= (int*)calloc(NUM_INTEGERS_TO_BUFFER,sizeof(int));</text:span></text:p>
              </text:list-item>
              <text:list-item>
                <text:p text:style-name="P10"><text:span text:style-name="T49"/></text:p>
              </text:list-item>
              <text:list-item>
                <text:p text:style-name="P10"><text:span text:style-name="T49"><text:s text:c="2"/></text:span><text:span text:style-name="T49">pthread_create(&amp;producer0,NULL,stuffIntegersIn,&amp;buffer);</text:span></text:p>
              </text:list-item>
              <text:list-item>
                <text:p text:style-name="P10"><text:span text:style-name="T49"><text:s text:c="2"/></text:span><text:span text:style-name="T49">pthread_create(&amp;producer1,NULL,stuffIntegersIn,&amp;buffer);</text:span></text:p>
              </text:list-item>
              <text:list-item>
                <text:p text:style-name="P10"><text:span text:style-name="T49"><text:s text:c="2"/></text:span><text:span text:style-name="T49">pthread_create(&amp;consumer0,NULL,pullIntegersOut,&amp;buffer);</text:span></text:p>
              </text:list-item>
              <text:list-item>
                <text:p text:style-name="P10"><text:span text:style-name="T49"><text:s text:c="2"/></text:span><text:span text:style-name="T49">pthread_create(&amp;consumer1,NULL,pullIntegersOut,&amp;buffer);</text:span></text:p>
              </text:list-item>
              <text:list-item>
                <text:p text:style-name="P10"><text:span text:style-name="T49"><text:s text:c="4"/></text:span></text:p>
              </text:list-item>
              <text:list-item>
                <text:p text:style-name="P10"><text:span text:style-name="T49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8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roducerConsumer.cpp</text:p>
          </draw:text-box>
        </draw:frame>
        <draw:frame presentation:style-name="pr13" draw:text-style-name="P38" draw:layer="layout" svg:width="25.188cm" svg:height="13.938cm" svg:x="1.482cm" svg:y="5.08cm" presentation:class="outline" presentation:user-transformed="true">
          <draw:text-box>
            <text:list text:style-name="L1">
              <text:list-item>
                <text:p text:style-name="P10"><text:span text:style-name="T49"><text:s text:c="2"/></text:span><text:span text:style-name="T49">pthread_join(producer1,NULL);</text:span></text:p>
              </text:list-item>
              <text:list-item>
                <text:p text:style-name="P10"><text:span text:style-name="T49"><text:s text:c="2"/></text:span><text:span text:style-name="T49">pthread_join(producer0,NULL);</text:span></text:p>
              </text:list-item>
              <text:list-item>
                <text:p text:style-name="P10"><text:span text:style-name="T49"><text:s text:c="2"/></text:span><text:span text:style-name="T49">pthread_join(consumer1,NULL);</text:span></text:p>
              </text:list-item>
              <text:list-item>
                <text:p text:style-name="P10"><text:span text:style-name="T49"><text:s text:c="2"/></text:span><text:span text:style-name="T49">pthread_join(consumer0,NULL);</text:span></text:p>
              </text:list-item>
              <text:list-item>
                <text:p text:style-name="P10"><text:span text:style-name="T49"/></text:p>
              </text:list-item>
              <text:list-item>
                <text:p text:style-name="P10"><text:span text:style-name="T49"><text:s text:c="2"/></text:span><text:span text:style-name="T49">for <text:s/>(int i = 0; <text:s/>i &lt; NUM_INTEGERS_TO_BUFFER; <text:s/>i++)</text:span></text:p>
              </text:list-item>
              <text:list-item>
                <text:p text:style-name="P10"><text:span text:style-name="T49"><text:s text:c="4"/></text:span><text:span text:style-name="T49">if <text:s/>(countArray[i] &lt; 0)</text:span></text:p>
              </text:list-item>
              <text:list-item>
                <text:p text:style-name="P10"><text:span text:style-name="T49"><text:s text:c="6"/></text:span><text:span text:style-name="T49">printf("%d was gotten too many times!\n",i);</text:span></text:p>
              </text:list-item>
              <text:list-item>
                <text:p text:style-name="P10"><text:span text:style-name="T49"><text:s text:c="4"/></text:span><text:span text:style-name="T49">else</text:span></text:p>
              </text:list-item>
              <text:list-item>
                <text:p text:style-name="P10"><text:span text:style-name="T49"><text:s text:c="4"/></text:span><text:span text:style-name="T49">if <text:s/>(countArray[i] &gt; 0)</text:span></text:p>
              </text:list-item>
              <text:list-item>
                <text:p text:style-name="P10"><text:span text:style-name="T49"><text:s text:c="6"/></text:span><text:span text:style-name="T49">printf("%d was put too many times!\n",i);</text:span></text:p>
              </text:list-item>
              <text:list-item>
                <text:p text:style-name="P10"><text:span text:style-name="T49"/></text:p>
              </text:list-item>
              <text:list-item>
                <text:p text:style-name="P10"><text:span text:style-name="T49"><text:s text:c="2"/></text:span><text:span text:style-name="T49">return(EXIT_SUCCESS);</text:span></text:p>
              </text:list-item>
              <text:list-item>
                <text:p text:style-name="P10"><text:span text:style-name="T49">}</text:span></text:p>
              </text:list-item>
              <text:list-item>
                <text:p text:style-name="P10"><text:span text:style-name="T49"><text:s text:c="3"/></text:span></text:p>
              </text:list-item>
              <text:list-item>
                <text:p text:style-name="P10"><text:span text:style-name="T49"><text:s text:c="4"/></text:span></text:p>
              </text:list-item>
              <text:list-item>
                <text:p text:style-name="P10"><text:span text:style-name="T49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9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8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14" draw:text-style-name="P39" draw:layer="layout" svg:width="25.188cm" svg:height="13.938cm" svg:x="1.27cm" svg:y="4.445cm" presentation:class="subtitle" presentation:user-transformed="true">
          <draw:text-box>
            <text:list text:style-name="L1">
              <text:list-item>
                <text:p text:style-name="P39">(1) Run it as-is. <text:s/><text:span text:style-name="T31">Any problems?</text:span></text:p>
                <text:p text:style-name="P39"/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0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8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14" draw:text-style-name="P39" draw:layer="layout" svg:width="25.188cm" svg:height="16.368cm" svg:x="1.27cm" svg:y="3.231cm" presentation:class="subtitle" presentation:user-transformed="true">
          <draw:text-box>
            <text:list text:style-name="L1">
              <text:list-header>
                <text:p text:style-name="P39">(2) Make it thread-safe.</text:p>
              </text:list-header>
              <text:list-item>
                <text:p text:style-name="P39"/>
              </text:list-item>
              <text:list-item>
                <text:p text:style-name="P24"><text:span text:style-name="T15"><text:s text:c="5"/></text:span><text:span text:style-name="T15">void myMethod ()</text:span></text:p>
              </text:list-item>
              <text:list-item>
                <text:p text:style-name="P24"><text:span text:style-name="T15"><text:s text:c="5"/></text:span><text:span text:style-name="T15">{</text:span></text:p>
              </text:list-item>
              <text:list-item>
                <text:p text:style-name="P24"><text:span text:style-name="T15"><text:s text:c="7"/></text:span><text:span text:style-name="T50">pthread_mutex_lock(&amp;lock);</text:span></text:p>
              </text:list-item>
              <text:list-item>
                <text:p text:style-name="P24"><text:span text:style-name="T15"><text:s text:c="7"/></text:span><text:span text:style-name="T15">doCriticalSection();</text:span></text:p>
              </text:list-item>
              <text:list-item>
                <text:p text:style-name="P24"><text:span text:style-name="T15"><text:s text:c="7"/></text:span><text:span text:style-name="T50">pthread_mutex_unlock(&amp;lock);</text:span></text:p>
              </text:list-item>
              <text:list-item>
                <text:p text:style-name="P24"><text:span text:style-name="T15"><text:s text:c="5"/></text:span><text:span text:style-name="T15">}</text:span></text:p>
              </text:list-item>
              <text:list-item>
                <text:p text:style-name="P24"><text:span text:style-name="T51">NOTE: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51"><text:s/></text:span><text:span text:style-name="T51">Each object gets its </text:span><text:span text:style-name="T31">own</text:span><text:span text:style-name="T51"> lock.</text:span></text:p>
                  </text:list-item>
                  <text:list-item>
                    <text:p text:style-name="P24"><text:span text:style-name="T51"><text:s/></text:span><text:span text:style-name="T51">All threads accessing the same object use </text:span><text:span text:style-name="T31">same</text:span><text:span text:style-name="T51"> lock</text:span></text:p>
                  </text:list-item>
                </text:list>
              </text:list-item>
            </text:list>
            <text:list text:style-name="L1">
              <text:list-item>
                <text:p text:style-name="P39"><text:span text:style-name="T31">Any problems still?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1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Solution: <text:span text:style-name="T39">pthread_cond</text:span>!</text:p>
          </draw:text-box>
        </draw:frame>
        <draw:frame draw:style-name="gr6" draw:text-style-name="P40" draw:layer="layout" svg:width="26.035cm" svg:height="13.97cm" svg:x="1.27cm" svg:y="4.445cm">
          <draw:text-box>
            <text:list text:style-name="L9">
              <text:list-item>
                <text:list>
                  <text:list-item>
                    <text:p text:style-name="P39"><text:span text:style-name="T52">pthread_cond_t <text:s text:c="4"/>cond</text:span></text:p>
                  </text:list-item>
                  <text:list-item>
                    <text:p text:style-name="P39"><text:span text:style-name="T52">pthread_cond_init(addressOfCondition, NULL)</text:span></text:p>
                    <text:list>
                      <text:list-item>
                        <text:p text:style-name="P39"><text:span text:style-name="T53">Makes a condition and initializes it to default values.</text:span></text:p>
                      </text:list-item>
                    </text:list>
                  </text:list-item>
                  <text:list-item>
                    <text:p text:style-name="P39"><text:span text:style-name="T52">pthread_cond_destroy(addressOfCondition)</text:span></text:p>
                    <text:list>
                      <text:list-item>
                        <text:p text:style-name="P39"><text:span text:style-name="T53">Destroys condition.</text:span></text:p>
                      </text:list-item>
                    </text:list>
                  </text:list-item>
                  <text:list-item>
                    <text:p text:style-name="P39"><text:span text:style-name="T52">pthread_cond_wait(addrOfCondition, addrOfLock)</text:span></text:p>
                    <text:list>
                      <text:list-item>
                        <text:p text:style-name="P39"><text:span text:style-name="T53">Blocks thread until lock released and condition signaled. Then obtains lock again.</text:span></text:p>
                      </text:list-item>
                    </text:list>
                  </text:list-item>
                  <text:list-item>
                    <text:p text:style-name="P39"><text:span text:style-name="T52">pthread_cond_signal(addressOfCondition)</text:span></text:p>
                    <text:list>
                      <text:list-item>
                        <text:p text:style-name="P39"><text:span text:style-name="T53">Signal </text:span><text:span text:style-name="T54">one waiting thread</text:span><text:span text:style-name="T53"> that condition is met.</text:span></text:p>
                      </text:list-item>
                    </text:list>
                  </text:list-item>
                  <text:list-item>
                    <text:p text:style-name="P39"><text:span text:style-name="T52">pthread_cond_broadcast(addressOfCondition)</text:span></text:p>
                    <text:list>
                      <text:list-item>
                        <text:p text:style-name="P39"><text:span text:style-name="T53">Signal </text:span><text:span text:style-name="T54">all waiting threads</text:span><text:span text:style-name="T53"> that condition is me</text:span><text:span text:style-name="T22">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0" draw:layer="layout" svg:width="21.89cm" svg:height="3.463cm" svg:x="2.002cm" svg:y="0.813cm" presentation:class="title">
          <draw:text-box>
            <text:p>The <text:span text:style-name="T55">proper</text:span> solution</text:p>
          </draw:text-box>
        </draw:frame>
        <draw:frame presentation:style-name="pr15" draw:text-style-name="P35" draw:layer="layout" svg:width="27.153cm" svg:height="15.507cm" svg:x="0.847cm" svg:y="4.888cm" presentation:class="outline" presentation:user-transformed="true">
          <draw:text-box>
            <text:list text:style-name="L1">
              <text:list-item>
                <text:p text:style-name="P35"><text:span text:style-name="T56">void myMethod ()</text:span></text:p>
              </text:list-item>
              <text:list-item>
                <text:p text:style-name="P35"><text:span text:style-name="T56">{</text:span></text:p>
              </text:list-item>
              <text:list-item>
                <text:p text:style-name="P35"><text:span text:style-name="T57"><text:s text:c="2"/></text:span><text:span text:style-name="T57">pthread_mutex_lock(&amp;lock);</text:span></text:p>
              </text:list-item>
              <text:list-item>
                <text:p text:style-name="P35"><text:span text:style-name="T57"><text:s text:c="2"/></text:span><text:span text:style-name="T57">while ( !this-&gt;isReady() )</text:span></text:p>
              </text:list-item>
              <text:list-item>
                <text:p text:style-name="P35"><text:span text:style-name="T57"><text:s text:c="4"/></text:span><text:span text:style-name="T57">pthread_cond_wait(&amp;wCond,&amp;lock);</text:span></text:p>
              </text:list-item>
              <text:list-item>
                <text:p text:style-name="P35"><text:span text:style-name="T56"><text:s text:c="2"/></text:span><text:span text:style-name="T56">doCriticalSection();</text:span></text:p>
              </text:list-item>
              <text:list-item>
                <text:p text:style-name="P35"><text:span text:style-name="T57"><text:s text:c="2"/></text:span><text:span text:style-name="T57">pthread_cond_signal(&amp;sCond);</text:span></text:p>
              </text:list-item>
              <text:list-item>
                <text:p text:style-name="P35"><text:span text:style-name="T57"><text:s text:c="2"/></text:span><text:span text:style-name="T57">pthread_mutex_unlock(&amp;lock);</text:span></text:p>
              </text:list-item>
              <text:list-item>
                <text:p text:style-name="P35"><text:span text:style-name="T56">}</text:span></text:p>
              </text:list-item>
              <text:list-item>
                <text:p text:style-name="P35"><text:span text:style-name="T56"/></text:p>
              </text:list-item>
              <text:list-item>
                <text:p text:style-name="P35"><text:span text:style-name="T58">NOTE:</text:span></text:p>
              </text:list-item>
              <text:list-item>
                <text:p text:style-name="P41"><text:span text:style-name="T58">(1) Method </text:span><text:span text:style-name="T59">isReady()</text:span><text:span text:style-name="T58"> determines if this object is ready for thread to do </text:span><text:span text:style-name="T59">myMethod()</text:span><text:span text:style-name="T58">.</text:span></text:p>
              </text:list-item>
              <text:list-item>
                <text:p text:style-name="P41"><text:span text:style-name="T58">(2) Conditions </text:span><text:span text:style-name="T59">wCond</text:span><text:span text:style-name="T58"> and </text:span><text:span text:style-name="T59">sCond</text:span><text:span text:style-name="T58"> may or may not be same.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3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1.89cm" svg:height="3.463cm" svg:x="2.002cm" svg:y="0.113cm" presentation:class="title" presentation:user-transformed="true">
          <draw:text-box>
            <text:p>We have mutual exclusion, are guaranteed to be safe?</text:p>
          </draw:text-box>
        </draw:frame>
        <draw:frame presentation:style-name="pr6" draw:layer="layout" svg:width="25.188cm" svg:height="12.776cm" svg:x="1.905cm" svg:y="5.08cm" presentation:class="outline" presentation:user-transformed="true">
          <draw:text-box>
            <text:list text:style-name="L1">
              <text:list-item>
                <text:p><text:span text:style-name="T60">Sorry but No!</text:span></text:p>
              </text:list-item>
            </text:list>
            <text:list text:style-name="L10">
              <text:list-item>
                <text:p><text:span text:style-name="T23"><text:s/></text:span><text:span text:style-name="T23">Race conditions</text:span></text:p>
              </text:list-item>
            </text:list>
            <text:list text:style-name="L1">
              <text:list-item>
                <text:list>
                  <text:list-item>
                    <text:p>When result is <text:span text:style-name="T37">dependent on order</text:span> of processes or threads</text:p>
                  </text:list-item>
                </text:list>
              </text:list-item>
            </text:list>
            <text:list text:style-name="L10">
              <text:list-item>
                <text:p><text:span text:style-name="T23"><text:s/></text:span><text:span text:style-name="T23">Deadlock</text:span></text:p>
              </text:list-item>
            </text:list>
            <text:list text:style-name="L1">
              <text:list-item>
                <text:list>
                  <text:list-item>
                    <text:p>Thread/process A <text:span text:style-name="T37">has lock 1</text:span> and is <text:span text:style-name="T37">waiting for lock 2</text:span></text:p>
                  </text:list-item>
                  <text:list-item>
                    <text:p>Thread/process B <text:span text:style-name="T37">has lock 2</text:span> and is <text:span text:style-name="T37">waiting for lock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16" draw:text-style-name="P4" draw:layer="layout" svg:width="21.899cm" svg:height="1.901cm" svg:x="2.001cm" svg:y="0.9cm" presentation:class="title" presentation:user-transformed="true">
          <draw:text-box>
            <text:list text:style-name="L2">
              <text:list-header>
                <text:p text:style-name="P3"><text:span text:style-name="T2">Next time: </text:span><text:span text:style-name="T3">Memory!</text:span></text:p>
              </text:list-header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5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4pt" fo:font-style="normal" fo:text-shadow="none" style:text-underline-style="none" fo:font-weight="normal" style:letter-kerning="true" style:font-family-asian="msmincho" style:font-pitch-asian="variable" style:font-size-asian="54pt" style:font-style-asian="normal" style:font-weight-asian="normal" style:font-family-complex="msmincho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89cm" svg:height="3.463cm" svg:x="2.002cm" svg:y="0.813cm" presentation:class="title" presentation:placeholder="true">
        <draw:text-box/>
      </draw:frame>
      <draw:frame presentation:style-name="Default-outline1" draw:layer="backgroundobjects" svg:width="25.188cm" svg:height="12.257cm" svg:x="2.302cm" svg:y="6.997cm" presentation:class="outline" presentation:placeholder="true">
        <draw:text-box/>
      </draw:frame>
      <draw:frame presentation:style-name="Mpr1" draw:layer="backgroundobjects" svg:width="6.513cm" svg:height="1.439cm" svg:x="2.398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10.376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presentation:style-name="Mpr2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3.901cm" svg:height="4.251cm" svg:x="2.054cm" svg:y="1.365cm" presentation:class="title" presentation:placeholder="true">
        <draw:text-box/>
      </draw:frame>
      <draw:frame presentation:style-name="Title1-outline1" draw:layer="backgroundobjects" svg:width="23.901cm" svg:height="12.257cm" svg:x="2.054cm" svg:y="5.837cm" presentation:class="outline" presentation:placeholder="true">
        <draw:text-box/>
      </draw:frame>
      <draw:custom-shape draw:style-name="Mgr5" draw:text-style-name="MP4" draw:layer="backgroundobjects" svg:width="28.002cm" svg:height="0.216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7cm" svg:x="3.074cm" svg:y="2.258cm" presentation:class="page"/>
        <draw:frame presentation:style-name="Title1-notes" draw:layer="backgroundobjects" svg:width="16.792cm" svg:height="13.358cm" svg:x="2.099cm" svg:y="14.106cm" presentation:class="notes" presentation:placeholder="true">
          <draw:text-box/>
        </draw:frame>
        <draw:frame presentation:style-name="Mpr6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mboo</dc:title>
    <dc:subject>Presentation backgound "Bamboo"</dc:subject>
    <meta:keyword>bamboo</meta:keyword>
    <meta:keyword>pesentation</meta:keyword>
    <meta:keyword>background</meta:keyword>
    <dc:description>Sun Microsystems</dc:description>
    <meta:initial-creator>Joseph Phillips</meta:initial-creator>
    <meta:creation-date>2010-06-03T12:35:33</meta:creation-date>
    <dc:creator>instructor </dc:creator>
    <dc:date>2014-08-05T16:29:16</dc:date>
    <meta:editing-cycles>371</meta:editing-cycles>
    <meta:editing-duration>P1DT14H1M41S</meta:editing-duration>
    <meta:generator>LibreOffice/4.0.4.2$Linux_x86 LibreOffice_project/400m0$Build-2</meta:generator>
    <meta:document-statistic meta:object-count="183"/>
    <meta:user-defined meta:name="License">just for free</meta:user-defined>
  </office:meta>
</office:document-meta>
</file>